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text"/>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text"/>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12cm" fo:min-width="0.535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289cm" fo:min-width="0.651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12cm" fo:min-width="0.84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289cm" fo:min-width="0.312cm" fo:padding-top="0cm" fo:padding-bottom="0cm" fo:padding-left="0cm" fo:padding-right="0cm"/>
    </style:style>
    <style:style style:name="gr5" style:family="graphic" style:parent-style-name="standard">
      <style:graphic-properties draw:stroke="none" draw:fill="solid" draw:fill-color="#000000"/>
    </style:style>
    <style:style style:name="gr6" style:family="graphic" style:parent-style-name="standard">
      <style:graphic-properties draw:stroke="none" draw:fill="none" draw:textarea-horizontal-align="left" draw:textarea-vertical-align="top" draw:auto-grow-height="true" draw:auto-grow-width="true" fo:min-height="0.412cm" fo:min-width="0.316cm" fo:padding-top="0cm" fo:padding-bottom="0cm" fo:padding-left="0cm" fo:padding-right="0cm"/>
    </style:style>
    <style:style style:name="gr7" style:family="graphic" style:parent-style-name="standard">
      <style:graphic-properties draw:stroke="none" draw:fill="solid" draw:fill-color="#ffffff"/>
    </style:style>
    <style:style style:name="gr8" style:family="graphic" style:parent-style-name="standard">
      <style:graphic-properties draw:stroke="none" draw:fill="none" draw:textarea-horizontal-align="left" draw:textarea-vertical-align="top" draw:auto-grow-height="true" draw:auto-grow-width="true" fo:min-height="0.412cm" fo:min-width="0.5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9cm" fo:min-width="2.317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61cm" fo:min-width="0.25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62cm" fo:min-width="0.451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63cm" fo:min-width="0.451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12cm" fo:min-width="0.758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289cm" fo:min-width="0.281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12cm" fo:min-width="0.28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12cm" fo:min-width="1.65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12cm" fo:min-width="0.32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12cm" fo:min-width="0.785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823cm" fo:min-width="4.108cm" fo:padding-top="0cm" fo:padding-bottom="0cm" fo:padding-left="0cm" fo:padding-right="0cm"/>
    </style:style>
    <style:style style:name="gr20" style:family="graphic" style:parent-style-name="Object_20_with_20_no_20_fill_20_and_20_no_20_line">
      <style:graphic-properties draw:textarea-horizontal-align="center" draw:textarea-vertical-align="middle" draw:ole-draw-aspect="1" style:protect="size"/>
    </style:style>
    <style:style style:name="gr21"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22" style:family="graphic" style:parent-style-name="standard">
      <style:graphic-properties draw:stroke="solid" svg:stroke-width="0.021cm" svg:stroke-color="#000000" draw:stroke-linejoin="round" svg:stroke-linecap="butt" draw:fill="none" fo:padding-top="0.01cm" fo:padding-bottom="0.01cm" fo:padding-left="0.01cm" fo:padding-right="0.01cm"/>
    </style:style>
    <style:style style:name="gr23"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24"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25" style:family="graphic" style:parent-style-name="standard">
      <style:graphic-properties draw:stroke="solid" svg:stroke-width="0.052cm" svg:stroke-color="#2ca02c" draw:stroke-linejoin="round" svg:stroke-linecap="square" draw:fill="none" fo:padding-top="0.026cm" fo:padding-bottom="0.026cm" fo:padding-left="0.026cm" fo:padding-right="0.026cm"/>
    </style:style>
    <style:style style:name="gr26" style:family="graphic" style:parent-style-name="standard">
      <style:graphic-properties draw:stroke="solid" svg:stroke-width="0.052cm" svg:stroke-color="#d62728" draw:stroke-linejoin="round" svg:stroke-linecap="square" draw:fill="none" fo:padding-top="0.026cm" fo:padding-bottom="0.026cm" fo:padding-left="0.026cm" fo:padding-right="0.026cm"/>
    </style:style>
    <style:style style:name="gr27"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28"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29" style:family="graphic" style:parent-style-name="standard">
      <style:graphic-properties draw:stroke="none" draw:fill="none" draw:textarea-horizontal-align="left" draw:textarea-vertical-align="top" draw:auto-grow-height="true" draw:auto-grow-width="true" fo:min-height="0.412cm" fo:min-width="1.464cm" fo:padding-top="0cm" fo:padding-bottom="0cm" fo:padding-left="0cm" fo:padding-right="0cm"/>
    </style:style>
    <style:style style:name="gr30"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31" style:family="graphic" style:parent-style-name="standard">
      <style:graphic-properties draw:stroke="none" draw:fill="none" draw:textarea-horizontal-align="left" draw:textarea-vertical-align="top" draw:auto-grow-height="true" draw:auto-grow-width="true" fo:min-height="0.412cm" fo:min-width="3.528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289cm" fo:min-width="0.246cm" fo:padding-top="0cm" fo:padding-bottom="0cm" fo:padding-left="0cm" fo:padding-right="0cm"/>
    </style:style>
    <style:style style:name="gr33" style:family="graphic" style:parent-style-name="Object_20_with_20_no_20_fill_20_and_20_no_20_line">
      <style:graphic-properties draw:textarea-horizontal-align="center" draw:textarea-vertical-align="middle" draw:ole-draw-aspect="1"/>
    </style:style>
    <style:style style:name="gr34" style:family="graphic" style:parent-style-name="objectwithoutfill">
      <style:graphic-properties draw:stroke="dash" draw:stroke-dash="Fine_20_Dashed" svg:stroke-width="0.051cm" svg:stroke-color="#3465a4" draw:marker-start-width="0.279cm" draw:marker-end-width="0.279cm" draw:fill="solid" draw:textarea-horizontal-align="center" draw:textarea-vertical-align="middle" fo:padding-top="0.025cm" fo:padding-bottom="0.025cm" fo:padding-left="0.025cm" fo:padding-right="0.025cm"/>
    </style:style>
    <style:style style:name="P1" style:family="paragraph">
      <style:paragraph-properties fo:text-align="start" style:writing-mode="lr-tb"/>
    </style:style>
    <style:style style:name="P2" style:family="paragraph">
      <loext:graphic-properties draw:fill="none"/>
      <style:paragraph-properties fo:text-align="start" style:writing-mode="lr-tb"/>
      <style:text-properties fo:font-size="10pt" style:font-size-asian="10pt" style:font-size-complex="10pt"/>
    </style:style>
    <style:style style:name="P3" style:family="paragraph">
      <loext:graphic-properties draw:fill="none"/>
      <style:paragraph-properties fo:text-align="start" style:writing-mode="lr-tb"/>
      <style:text-properties fo:font-size="7pt" style:font-size-asian="7pt" style:font-size-complex="7pt"/>
    </style:style>
    <style:style style:name="P4" style:family="paragraph">
      <loext:graphic-properties draw:fill="solid" draw:fill-color="#000000"/>
    </style:style>
    <style:style style:name="P5" style:family="paragraph">
      <loext:graphic-properties draw:fill="solid" draw:fill-color="#ffffff"/>
    </style:style>
    <style:style style:name="P6" style:family="paragraph">
      <style:paragraph-properties fo:text-align="center"/>
    </style:style>
    <style:style style:name="P7" style:family="paragraph">
      <loext:graphic-properties draw:fill="none"/>
    </style:style>
    <style:style style:name="P8" style:family="paragraph">
      <loext:graphic-properties draw:fill="solid" draw:fill-color="#ffffff" draw:opacity="80%"/>
    </style:style>
    <style:style style:name="P9" style:family="paragraph">
      <loext:graphic-properties draw:fill="solid"/>
      <style:paragraph-properties fo:text-align="center"/>
    </style:style>
    <style:style style:name="T1" style:family="text">
      <style:text-properties fo:color="#000000" style:font-name="DejaVuSans1" fo:font-size="10pt" fo:font-style="italic" style:font-size-asian="10pt" style:font-name-complex="DejaVuSans1" style:font-size-complex="10pt" style:font-style-complex="italic"/>
    </style:style>
    <style:style style:name="T2" style:family="text">
      <style:text-properties fo:color="#000000" style:font-name="DejaVuSans1" fo:font-size="7pt" fo:font-style="italic" style:font-size-asian="7pt" style:font-name-complex="DejaVuSans1" style:font-size-complex="7pt" style:font-style-complex="italic"/>
    </style:style>
    <style:style style:name="T3" style:family="text">
      <style:text-properties fo:color="#000000" style:font-name="DejaVuSans1" fo:font-size="10pt" style:font-size-asian="10pt" style:font-name-complex="DejaVuSans1" style:font-size-complex="10pt"/>
    </style:style>
    <style:style style:name="T4" style:family="text">
      <style:text-properties fo:color="#000000" style:font-name="DejaVuSans1" fo:font-size="7pt" style:font-size-asian="7pt" style:font-name-complex="DejaVuSans1" style:font-size-complex="7pt"/>
    </style:style>
    <style:style style:name="T5" style:family="text">
      <style:text-properties fo:color="#000000" style:font-name="DejaVuSans1" fo:font-size="10pt" fo:font-style="italic" style:font-size-asian="10pt" style:font-style-asian="italic" style:font-name-complex="DejaVuSans1"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535cm" svg:height="0.412cm" draw:transform="rotate (1.5707963267949) translate (4.213cm 3.511cm)">
          <draw:text-box>
            <text:p text:style-name="P1"><text:span text:style-name="T1">D</text:span></text:p>
          </draw:text-box>
        </draw:frame>
        <draw:frame draw:style-name="gr2" draw:text-style-name="P3" draw:layer="layout" svg:width="0.651cm" svg:height="0.289cm" draw:transform="rotate (1.5707963267949) translate (4.305cm 3.268cm)">
          <draw:text-box>
            <text:p text:style-name="P1"><text:span text:style-name="T2">eff</text:span></text:p>
          </draw:text-box>
        </draw:frame>
        <draw:frame draw:style-name="gr3" draw:text-style-name="P2" draw:layer="layout" svg:width="0.841cm" svg:height="0.412cm" draw:transform="rotate (1.5707963267949) translate (4.213cm 2.966cm)">
          <draw:text-box>
            <text:p text:style-name="P1"><text:span text:style-name="T3"><text:s/></text:span><text:span text:style-name="T3">[</text:span><text:span text:style-name="T1">s</text:span></text:p>
          </draw:text-box>
        </draw:frame>
        <draw:frame draw:style-name="gr4" draw:text-style-name="P3" draw:layer="layout" svg:width="0.312cm" svg:height="0.289cm" draw:transform="rotate (1.5707963267949) translate (4.191cm 2.376cm)">
          <draw:text-box>
            <text:p text:style-name="P1"><text:span text:style-name="T4">1</text:span></text:p>
          </draw:text-box>
        </draw:frame>
        <draw:polygon draw:style-name="gr5" draw:text-style-name="P4" draw:layer="layout" svg:width="0.012cm" svg:height="0.139cm" svg:x="4.274cm" svg:y="2.398cm" svg:viewBox="0 0 13 140" draw:points="0,140 0,0 13,0 13,140">
          <text:p/>
        </draw:polygon>
        <draw:frame draw:style-name="gr6" draw:text-style-name="P2" draw:layer="layout" svg:width="0.316cm" svg:height="0.412cm" draw:transform="rotate (1.5707963267949) translate (4.213cm 2.225cm)">
          <draw:text-box>
            <text:p text:style-name="P1"><text:span text:style-name="T3">]</text:span></text:p>
          </draw:text-box>
        </draw:frame>
        <draw:polygon draw:style-name="gr7" draw:text-style-name="P5" draw:layer="layout" svg:width="7.382cm" svg:height="3.709cm" svg:x="5.636cm" svg:y="4.751cm" svg:viewBox="0 0 7383 3710" draw:points="0,3710 7383,3710 7383,0 0,0">
          <text:p/>
        </draw:polygon>
        <draw:frame draw:style-name="gr8" draw:text-style-name="P2" draw:layer="layout" svg:width="0.59cm" svg:height="0.412cm" svg:x="4.871cm" svg:y="8.068cm">
          <draw:text-box>
            <text:p text:style-name="P1"><text:span text:style-name="T3">1</text:span><text:span text:style-name="T3">0</text:span><text:span text:style-name="T3">¹</text:span></text:p>
          </draw:text-box>
        </draw:frame>
        <draw:frame draw:style-name="gr8" draw:text-style-name="P2" draw:layer="layout" svg:width="0.59cm" svg:height="0.412cm" svg:x="4.864cm" svg:y="7.083cm">
          <draw:text-box>
            <text:p text:style-name="P1"><text:span text:style-name="T3">1</text:span><text:span text:style-name="T3">0</text:span><text:span text:style-name="T3">³</text:span></text:p>
          </draw:text-box>
        </draw:frame>
        <draw:frame draw:style-name="gr8" draw:text-style-name="P2" draw:layer="layout" svg:width="0.59cm" svg:height="0.412cm" svg:x="4.864cm" svg:y="6.051cm">
          <draw:text-box>
            <text:p text:style-name="P1"><text:span text:style-name="T3">10⁵</text:span></text:p>
          </draw:text-box>
        </draw:frame>
        <draw:frame draw:style-name="gr8" draw:text-style-name="P2" draw:layer="layout" svg:width="0.59cm" svg:height="0.412cm" svg:x="4.864cm" svg:y="5.012cm">
          <draw:text-box>
            <text:p text:style-name="P1"><text:span text:style-name="T3">10⁷</text:span></text:p>
          </draw:text-box>
        </draw:frame>
        <draw:frame draw:style-name="gr9" draw:text-style-name="P2" draw:layer="layout" svg:width="2.317cm" svg:height="0.429cm" draw:transform="rotate (1.5707963267949) translate (4.143cm 7.658cm)">
          <draw:text-box>
            <text:p text:style-name="P1"><text:span text:style-name="T3">Fan</text:span><text:span text:style-name="T3">o </text:span><text:span text:style-name="T3">fact</text:span><text:span text:style-name="T3">or </text:span><text:span text:style-name="T5">F</text:span></text:p>
          </draw:text-box>
        </draw:frame>
        <draw:frame draw:style-name="gr8" draw:text-style-name="P2" draw:layer="layout" svg:width="0.59cm" svg:height="0.412cm" svg:x="4.826cm" svg:y="4.055cm">
          <draw:text-box>
            <text:p text:style-name="P1"><text:span text:style-name="T3">1</text:span><text:span text:style-name="T3">0</text:span><text:span text:style-name="T3">⁰</text:span></text:p>
          </draw:text-box>
        </draw:frame>
        <draw:frame draw:style-name="gr8" draw:text-style-name="P2" draw:layer="layout" svg:width="0.59cm" svg:height="0.412cm" svg:x="4.826cm" svg:y="2.863cm">
          <draw:text-box>
            <text:p text:style-name="P1"><text:span text:style-name="T3">10²</text:span></text:p>
          </draw:text-box>
        </draw:frame>
        <draw:frame draw:style-name="gr8" draw:text-style-name="P2" draw:layer="layout" svg:width="0.59cm" svg:height="0.412cm" svg:x="4.826cm" svg:y="1.677cm">
          <draw:text-box>
            <text:p text:style-name="P1"><text:span text:style-name="T3">1</text:span><text:span text:style-name="T3">0</text:span><text:span text:style-name="T3">⁴</text:span></text:p>
          </draw:text-box>
        </draw:frame>
        <draw:frame draw:style-name="gr10" draw:text-style-name="P2" draw:layer="layout" svg:width="0.25cm" svg:height="0.461cm" svg:x="5.043cm" svg:y="10.842cm">
          <draw:text-box>
            <text:p text:style-name="P1"><text:span text:style-name="T3">0</text:span></text:p>
          </draw:text-box>
        </draw:frame>
        <draw:frame draw:style-name="gr11" draw:text-style-name="P2" draw:layer="layout" svg:width="0.451cm" svg:height="0.462cm" svg:x="4.883cm" svg:y="10.175cm">
          <draw:text-box>
            <text:p text:style-name="P1"><text:span text:style-name="T3">20</text:span></text:p>
          </draw:text-box>
        </draw:frame>
        <draw:frame draw:style-name="gr11" draw:text-style-name="P2" draw:layer="layout" svg:width="0.451cm" svg:height="0.462cm" svg:x="4.883cm" svg:y="9.509cm">
          <draw:text-box>
            <text:p text:style-name="P1"><text:span text:style-name="T3">40</text:span></text:p>
          </draw:text-box>
        </draw:frame>
        <draw:frame draw:style-name="gr12" draw:text-style-name="P2" draw:layer="layout" svg:width="0.451cm" svg:height="0.463cm" svg:x="4.883cm" svg:y="8.842cm">
          <draw:text-box>
            <text:p text:style-name="P1"><text:span text:style-name="T3">60</text:span></text:p>
          </draw:text-box>
        </draw:frame>
        <draw:frame draw:style-name="gr13" draw:text-style-name="P2" draw:layer="layout" svg:width="0.758cm" svg:height="0.412cm" draw:transform="rotate (1.5707963267949) translate (4.16cm 9.604cm)">
          <draw:text-box>
            <text:p text:style-name="P1"><text:span text:style-name="T3"><text:s/></text:span><text:span text:style-name="T3">[</text:span><text:span text:style-name="T1">s</text:span></text:p>
          </draw:text-box>
        </draw:frame>
        <draw:frame draw:style-name="gr14" draw:text-style-name="P3" draw:layer="layout" svg:width="0.281cm" svg:height="0.289cm" draw:transform="rotate (1.5707963267949) translate (4.144cm 9.072cm)">
          <draw:text-box>
            <text:p text:style-name="P1"><text:span text:style-name="T4">1</text:span></text:p>
          </draw:text-box>
        </draw:frame>
        <draw:polygon draw:style-name="gr5" draw:text-style-name="P4" draw:layer="layout" svg:width="0.008cm" svg:height="0.125cm" svg:x="4.203cm" svg:y="9.092cm" svg:viewBox="0 0 9 126" draw:points="0,126 0,0 9,0 9,126">
          <text:p/>
        </draw:polygon>
        <draw:frame draw:style-name="gr15" draw:text-style-name="P2" draw:layer="layout" svg:width="0.284cm" svg:height="0.412cm" draw:transform="rotate (1.5707963267949) translate (4.16cm 8.936cm)">
          <draw:text-box>
            <text:p text:style-name="P1"><text:span text:style-name="T3">]</text:span></text:p>
          </draw:text-box>
        </draw:frame>
        <draw:frame draw:style-name="gr16" draw:text-style-name="P2" draw:layer="layout" svg:width="1.651cm" svg:height="0.412cm" draw:transform="rotate (1.5707963267949) translate (4.16cm 11.176cm)">
          <draw:text-box>
            <text:p text:style-name="P1"><text:span text:style-name="T3">rate &lt;v&gt;</text:span></text:p>
          </draw:text-box>
        </draw:frame>
        <draw:frame draw:style-name="gr17" draw:text-style-name="P2" draw:layer="layout" svg:width="0.328cm" svg:height="0.412cm" svg:x="7.239cm" svg:y="11.303cm">
          <draw:text-box>
            <text:p text:style-name="P1"><text:span text:style-name="T3">0</text:span></text:p>
          </draw:text-box>
        </draw:frame>
        <draw:frame draw:style-name="gr18" draw:text-style-name="P2" draw:layer="layout" svg:width="0.785cm" svg:height="0.412cm" svg:x="8.621cm" svg:y="11.303cm">
          <draw:text-box>
            <text:p text:style-name="P1"><text:span text:style-name="T3">0.10</text:span></text:p>
          </draw:text-box>
        </draw:frame>
        <draw:frame draw:style-name="gr18" draw:text-style-name="P2" draw:layer="layout" svg:width="0.785cm" svg:height="0.412cm" svg:x="10.458cm" svg:y="11.303cm">
          <draw:text-box>
            <text:p text:style-name="P1"><text:span text:style-name="T3">0.20</text:span></text:p>
          </draw:text-box>
        </draw:frame>
        <draw:frame draw:style-name="gr18" draw:text-style-name="P2" draw:layer="layout" svg:width="0.785cm" svg:height="0.412cm" svg:x="12.296cm" svg:y="11.303cm">
          <draw:text-box>
            <text:p text:style-name="P1"><text:span text:style-name="T3">0.30</text:span></text:p>
          </draw:text-box>
        </draw:frame>
        <draw:frame draw:style-name="gr19" draw:text-style-name="P2" draw:layer="layout" svg:width="4.108cm" svg:height="0.823cm" svg:x="6.941cm" svg:y="11.684cm">
          <draw:text-box>
            <text:p text:style-name="P1"><text:span text:style-name="T3">bias current I [ <text:s/></text:span><text:span text:style-name="T5">A/cm²</text:span><text:span text:style-name="T3">]</text:span></text:p>
          </draw:text-box>
        </draw:frame>
        <draw:frame draw:style-name="gr20" draw:text-style-name="P6" draw:layer="layout" svg:width="0.458cm" svg:height="0.318cm" svg:x="9.377cm" svg:y="11.811cm">
          <draw:object xlink:href="./Object 1" xlink:type="simple" xlink:show="embed" xlink:actuate="onLoad">
            <loext:p/>
          </draw:object>
          <draw:image xlink:href="./ObjectReplacements/Object 1" xlink:type="simple" xlink:show="embed" xlink:actuate="onLoad"/>
        </draw:frame>
        <draw:polygon draw:style-name="gr7" draw:text-style-name="P5" draw:layer="layout" svg:width="7.393cm" svg:height="2.522cm" svg:x="5.627cm" svg:y="8.636cm" svg:viewBox="0 0 7394 2523" draw:points="0,2523 7394,2523 7394,0 0,0">
          <text:p/>
        </draw:polygon>
        <draw:polygon draw:style-name="gr7" draw:text-style-name="P5" draw:layer="layout" svg:width="7.319cm" svg:height="4.01cm" svg:x="5.66cm" svg:y="0.762cm" svg:viewBox="0 0 7320 4011" draw:points="0,4011 7320,4011 7320,0 0,0">
          <text:p/>
        </draw:polygon>
        <draw:polygon draw:style-name="gr5" draw:text-style-name="P4" draw:layer="layout" svg:width="0cm" svg:height="0.052cm" svg:x="6.518cm" svg:y="4.773cm" svg:viewBox="0 0 0 53" draw:points="0,0 0,53">
          <text:p/>
        </draw:polygon>
        <draw:line draw:style-name="gr21" draw:text-style-name="P7" draw:layer="layout" svg:x1="6.518cm" svg:y1="4.773cm" svg:x2="6.518cm" svg:y2="4.826cm">
          <text:p/>
        </draw:line>
        <draw:polygon draw:style-name="gr5" draw:text-style-name="P4" draw:layer="layout" svg:width="0cm" svg:height="0.052cm" svg:x="7.393cm" svg:y="4.773cm" svg:viewBox="0 0 0 53" draw:points="0,0 0,53">
          <text:p/>
        </draw:polygon>
        <draw:line draw:style-name="gr21" draw:text-style-name="P7" draw:layer="layout" svg:x1="7.393cm" svg:y1="4.773cm" svg:x2="7.393cm" svg:y2="4.826cm">
          <text:p/>
        </draw:line>
        <draw:polygon draw:style-name="gr5" draw:text-style-name="P4" draw:layer="layout" svg:width="0cm" svg:height="0.052cm" svg:x="8.269cm" svg:y="4.773cm" svg:viewBox="0 0 0 53" draw:points="0,0 0,53">
          <text:p/>
        </draw:polygon>
        <draw:line draw:style-name="gr21" draw:text-style-name="P7" draw:layer="layout" svg:x1="8.269cm" svg:y1="4.773cm" svg:x2="8.269cm" svg:y2="4.826cm">
          <text:p/>
        </draw:line>
        <draw:polygon draw:style-name="gr5" draw:text-style-name="P4" draw:layer="layout" svg:width="0cm" svg:height="0.052cm" svg:x="9.144cm" svg:y="4.773cm" svg:viewBox="0 0 0 53" draw:points="0,0 0,53">
          <text:p/>
        </draw:polygon>
        <draw:line draw:style-name="gr21" draw:text-style-name="P7" draw:layer="layout" svg:x1="9.144cm" svg:y1="4.773cm" svg:x2="9.144cm" svg:y2="4.826cm">
          <text:p/>
        </draw:line>
        <draw:polygon draw:style-name="gr5" draw:text-style-name="P4" draw:layer="layout" svg:width="0cm" svg:height="0.052cm" svg:x="10.02cm" svg:y="4.773cm" svg:viewBox="0 0 0 53" draw:points="0,0 0,53">
          <text:p/>
        </draw:polygon>
        <draw:line draw:style-name="gr21" draw:text-style-name="P7" draw:layer="layout" svg:x1="10.02cm" svg:y1="4.773cm" svg:x2="10.02cm" svg:y2="4.826cm">
          <text:p/>
        </draw:line>
        <draw:polygon draw:style-name="gr5" draw:text-style-name="P4" draw:layer="layout" svg:width="0cm" svg:height="0.052cm" svg:x="10.895cm" svg:y="4.773cm" svg:viewBox="0 0 0 53" draw:points="0,0 0,53">
          <text:p/>
        </draw:polygon>
        <draw:line draw:style-name="gr21" draw:text-style-name="P7" draw:layer="layout" svg:x1="10.895cm" svg:y1="4.773cm" svg:x2="10.895cm" svg:y2="4.826cm">
          <text:p/>
        </draw:line>
        <draw:polygon draw:style-name="gr5" draw:text-style-name="P4" draw:layer="layout" svg:width="0cm" svg:height="0.052cm" svg:x="11.771cm" svg:y="4.773cm" svg:viewBox="0 0 0 53" draw:points="0,0 0,53">
          <text:p/>
        </draw:polygon>
        <draw:line draw:style-name="gr21" draw:text-style-name="P7" draw:layer="layout" svg:x1="11.771cm" svg:y1="4.773cm" svg:x2="11.771cm" svg:y2="4.826cm">
          <text:p/>
        </draw:line>
        <draw:polygon draw:style-name="gr5" draw:text-style-name="P4" draw:layer="layout" svg:width="0cm" svg:height="0.052cm" svg:x="12.647cm" svg:y="4.773cm" svg:viewBox="0 0 0 53" draw:points="0,0 0,53">
          <text:p/>
        </draw:polygon>
        <draw:line draw:style-name="gr21" draw:text-style-name="P7" draw:layer="layout" svg:x1="12.647cm" svg:y1="4.773cm" svg:x2="12.647cm" svg:y2="4.826cm">
          <text:p/>
        </draw:line>
        <draw:polygon draw:style-name="gr5" draw:text-style-name="P4" draw:layer="layout" svg:width="0.071cm" svg:height="0cm" svg:x="5.588cm" svg:y="4.193cm" svg:viewBox="0 0 72 0" draw:points="72,0 0,0">
          <text:p/>
        </draw:polygon>
        <draw:line draw:style-name="gr21" draw:text-style-name="P7" draw:layer="layout" svg:x1="5.66cm" svg:y1="4.193cm" svg:x2="5.588cm" svg:y2="4.193cm">
          <text:p/>
        </draw:line>
        <draw:polygon draw:style-name="gr5" draw:text-style-name="P4" draw:layer="layout" svg:width="0.071cm" svg:height="0cm" svg:x="5.588cm" svg:y="3.597cm" svg:viewBox="0 0 72 0" draw:points="72,0 0,0">
          <text:p/>
        </draw:polygon>
        <draw:line draw:style-name="gr21" draw:text-style-name="P7" draw:layer="layout" svg:x1="5.66cm" svg:y1="3.597cm" svg:x2="5.588cm" svg:y2="3.597cm">
          <text:p/>
        </draw:line>
        <draw:polygon draw:style-name="gr5" draw:text-style-name="P4" draw:layer="layout" svg:width="0.071cm" svg:height="0cm" svg:x="5.588cm" svg:y="3.001cm" svg:viewBox="0 0 72 0" draw:points="72,0 0,0">
          <text:p/>
        </draw:polygon>
        <draw:line draw:style-name="gr21" draw:text-style-name="P7" draw:layer="layout" svg:x1="5.66cm" svg:y1="3.001cm" svg:x2="5.588cm" svg:y2="3.001cm">
          <text:p/>
        </draw:line>
        <draw:polygon draw:style-name="gr5" draw:text-style-name="P4" draw:layer="layout" svg:width="0.071cm" svg:height="0cm" svg:x="5.588cm" svg:y="2.405cm" svg:viewBox="0 0 72 0" draw:points="72,0 0,0">
          <text:p/>
        </draw:polygon>
        <draw:line draw:style-name="gr21" draw:text-style-name="P7" draw:layer="layout" svg:x1="5.66cm" svg:y1="2.405cm" svg:x2="5.588cm" svg:y2="2.405cm">
          <text:p/>
        </draw:line>
        <draw:polygon draw:style-name="gr5" draw:text-style-name="P4" draw:layer="layout" svg:width="0.071cm" svg:height="0cm" svg:x="5.588cm" svg:y="1.81cm" svg:viewBox="0 0 72 0" draw:points="72,0 0,0">
          <text:p/>
        </draw:polygon>
        <draw:line draw:style-name="gr21" draw:text-style-name="P7" draw:layer="layout" svg:x1="5.66cm" svg:y1="1.81cm" svg:x2="5.588cm" svg:y2="1.81cm">
          <text:p/>
        </draw:line>
        <draw:polygon draw:style-name="gr5" draw:text-style-name="P4" draw:layer="layout" svg:width="0.071cm" svg:height="0cm" svg:x="5.588cm" svg:y="1.214cm" svg:viewBox="0 0 72 0" draw:points="72,0 0,0">
          <text:p/>
        </draw:polygon>
        <draw:line draw:style-name="gr21" draw:text-style-name="P7" draw:layer="layout" svg:x1="5.66cm" svg:y1="1.214cm" svg:x2="5.588cm" svg:y2="1.214cm">
          <text:p/>
        </draw:line>
        <draw:polygon draw:style-name="gr5" draw:text-style-name="P4" draw:layer="layout" svg:width="0.04cm" svg:height="0cm" svg:x="5.619cm" svg:y="4.609cm" svg:viewBox="0 0 41 0" draw:points="41,0 0,0">
          <text:p/>
        </draw:polygon>
        <draw:line draw:style-name="gr22" draw:text-style-name="P7" draw:layer="layout" svg:x1="5.66cm" svg:y1="4.609cm" svg:x2="5.619cm" svg:y2="4.609cm">
          <text:p/>
        </draw:line>
        <draw:polygon draw:style-name="gr5" draw:text-style-name="P4" draw:layer="layout" svg:width="0.04cm" svg:height="0cm" svg:x="5.619cm" svg:y="4.505cm" svg:viewBox="0 0 41 0" draw:points="41,0 0,0">
          <text:p/>
        </draw:polygon>
        <draw:line draw:style-name="gr22" draw:text-style-name="P7" draw:layer="layout" svg:x1="5.66cm" svg:y1="4.505cm" svg:x2="5.619cm" svg:y2="4.505cm">
          <text:p/>
        </draw:line>
        <draw:polygon draw:style-name="gr5" draw:text-style-name="P4" draw:layer="layout" svg:width="0.04cm" svg:height="0cm" svg:x="5.619cm" svg:y="4.43cm" svg:viewBox="0 0 41 0" draw:points="41,0 0,0">
          <text:p/>
        </draw:polygon>
        <draw:line draw:style-name="gr22" draw:text-style-name="P7" draw:layer="layout" svg:x1="5.66cm" svg:y1="4.43cm" svg:x2="5.619cm" svg:y2="4.43cm">
          <text:p/>
        </draw:line>
        <draw:polygon draw:style-name="gr5" draw:text-style-name="P4" draw:layer="layout" svg:width="0.04cm" svg:height="0cm" svg:x="5.619cm" svg:y="4.372cm" svg:viewBox="0 0 41 0" draw:points="41,0 0,0">
          <text:p/>
        </draw:polygon>
        <draw:line draw:style-name="gr22" draw:text-style-name="P7" draw:layer="layout" svg:x1="5.66cm" svg:y1="4.372cm" svg:x2="5.619cm" svg:y2="4.372cm">
          <text:p/>
        </draw:line>
        <draw:polygon draw:style-name="gr5" draw:text-style-name="P4" draw:layer="layout" svg:width="0.04cm" svg:height="0cm" svg:x="5.619cm" svg:y="4.325cm" svg:viewBox="0 0 41 0" draw:points="41,0 0,0">
          <text:p/>
        </draw:polygon>
        <draw:line draw:style-name="gr22" draw:text-style-name="P7" draw:layer="layout" svg:x1="5.66cm" svg:y1="4.325cm" svg:x2="5.619cm" svg:y2="4.325cm">
          <text:p/>
        </draw:line>
        <draw:polygon draw:style-name="gr5" draw:text-style-name="P4" draw:layer="layout" svg:width="0.04cm" svg:height="0cm" svg:x="5.619cm" svg:y="4.285cm" svg:viewBox="0 0 41 0" draw:points="41,0 0,0">
          <text:p/>
        </draw:polygon>
        <draw:line draw:style-name="gr22" draw:text-style-name="P7" draw:layer="layout" svg:x1="5.66cm" svg:y1="4.285cm" svg:x2="5.619cm" svg:y2="4.285cm">
          <text:p/>
        </draw:line>
        <draw:polygon draw:style-name="gr5" draw:text-style-name="P4" draw:layer="layout" svg:width="0.04cm" svg:height="0cm" svg:x="5.619cm" svg:y="4.251cm" svg:viewBox="0 0 41 0" draw:points="41,0 0,0">
          <text:p/>
        </draw:polygon>
        <draw:line draw:style-name="gr22" draw:text-style-name="P7" draw:layer="layout" svg:x1="5.66cm" svg:y1="4.251cm" svg:x2="5.619cm" svg:y2="4.251cm">
          <text:p/>
        </draw:line>
        <draw:polygon draw:style-name="gr5" draw:text-style-name="P4" draw:layer="layout" svg:width="0.04cm" svg:height="0cm" svg:x="5.619cm" svg:y="4.22cm" svg:viewBox="0 0 41 0" draw:points="41,0 0,0">
          <text:p/>
        </draw:polygon>
        <draw:line draw:style-name="gr22" draw:text-style-name="P7" draw:layer="layout" svg:x1="5.66cm" svg:y1="4.22cm" svg:x2="5.619cm" svg:y2="4.22cm">
          <text:p/>
        </draw:line>
        <draw:polygon draw:style-name="gr5" draw:text-style-name="P4" draw:layer="layout" svg:width="0.04cm" svg:height="0cm" svg:x="5.619cm" svg:y="4.014cm" svg:viewBox="0 0 41 0" draw:points="41,0 0,0">
          <text:p/>
        </draw:polygon>
        <draw:line draw:style-name="gr22" draw:text-style-name="P7" draw:layer="layout" svg:x1="5.66cm" svg:y1="4.014cm" svg:x2="5.619cm" svg:y2="4.014cm">
          <text:p/>
        </draw:line>
        <draw:polygon draw:style-name="gr5" draw:text-style-name="P4" draw:layer="layout" svg:width="0.04cm" svg:height="0cm" svg:x="5.619cm" svg:y="3.909cm" svg:viewBox="0 0 41 0" draw:points="41,0 0,0">
          <text:p/>
        </draw:polygon>
        <draw:line draw:style-name="gr22" draw:text-style-name="P7" draw:layer="layout" svg:x1="5.66cm" svg:y1="3.909cm" svg:x2="5.619cm" svg:y2="3.909cm">
          <text:p/>
        </draw:line>
        <draw:polygon draw:style-name="gr5" draw:text-style-name="P4" draw:layer="layout" svg:width="0.04cm" svg:height="0cm" svg:x="5.619cm" svg:y="3.834cm" svg:viewBox="0 0 41 0" draw:points="41,0 0,0">
          <text:p/>
        </draw:polygon>
        <draw:line draw:style-name="gr22" draw:text-style-name="P7" draw:layer="layout" svg:x1="5.66cm" svg:y1="3.834cm" svg:x2="5.619cm" svg:y2="3.834cm">
          <text:p/>
        </draw:line>
        <draw:polygon draw:style-name="gr5" draw:text-style-name="P4" draw:layer="layout" svg:width="0.04cm" svg:height="0cm" svg:x="5.619cm" svg:y="3.777cm" svg:viewBox="0 0 41 0" draw:points="41,0 0,0">
          <text:p/>
        </draw:polygon>
        <draw:line draw:style-name="gr22" draw:text-style-name="P7" draw:layer="layout" svg:x1="5.66cm" svg:y1="3.777cm" svg:x2="5.619cm" svg:y2="3.777cm">
          <text:p/>
        </draw:line>
        <draw:polygon draw:style-name="gr5" draw:text-style-name="P4" draw:layer="layout" svg:width="0.04cm" svg:height="0cm" svg:x="5.619cm" svg:y="3.729cm" svg:viewBox="0 0 41 0" draw:points="41,0 0,0">
          <text:p/>
        </draw:polygon>
        <draw:line draw:style-name="gr22" draw:text-style-name="P7" draw:layer="layout" svg:x1="5.66cm" svg:y1="3.729cm" svg:x2="5.619cm" svg:y2="3.729cm">
          <text:p/>
        </draw:line>
        <draw:polygon draw:style-name="gr5" draw:text-style-name="P4" draw:layer="layout" svg:width="0.04cm" svg:height="0cm" svg:x="5.619cm" svg:y="3.689cm" svg:viewBox="0 0 41 0" draw:points="41,0 0,0">
          <text:p/>
        </draw:polygon>
        <draw:line draw:style-name="gr22" draw:text-style-name="P7" draw:layer="layout" svg:x1="5.66cm" svg:y1="3.689cm" svg:x2="5.619cm" svg:y2="3.689cm">
          <text:p/>
        </draw:line>
        <draw:polygon draw:style-name="gr5" draw:text-style-name="P4" draw:layer="layout" svg:width="0.04cm" svg:height="0cm" svg:x="5.619cm" svg:y="3.655cm" svg:viewBox="0 0 41 0" draw:points="41,0 0,0">
          <text:p/>
        </draw:polygon>
        <draw:line draw:style-name="gr22" draw:text-style-name="P7" draw:layer="layout" svg:x1="5.66cm" svg:y1="3.655cm" svg:x2="5.619cm" svg:y2="3.655cm">
          <text:p/>
        </draw:line>
        <draw:polygon draw:style-name="gr5" draw:text-style-name="P4" draw:layer="layout" svg:width="0.04cm" svg:height="0cm" svg:x="5.619cm" svg:y="3.624cm" svg:viewBox="0 0 41 0" draw:points="41,0 0,0">
          <text:p/>
        </draw:polygon>
        <draw:line draw:style-name="gr22" draw:text-style-name="P7" draw:layer="layout" svg:x1="5.66cm" svg:y1="3.624cm" svg:x2="5.619cm" svg:y2="3.624cm">
          <text:p/>
        </draw:line>
        <draw:polygon draw:style-name="gr5" draw:text-style-name="P4" draw:layer="layout" svg:width="0.04cm" svg:height="0cm" svg:x="5.619cm" svg:y="3.418cm" svg:viewBox="0 0 41 0" draw:points="41,0 0,0">
          <text:p/>
        </draw:polygon>
        <draw:line draw:style-name="gr22" draw:text-style-name="P7" draw:layer="layout" svg:x1="5.66cm" svg:y1="3.418cm" svg:x2="5.619cm" svg:y2="3.418cm">
          <text:p/>
        </draw:line>
        <draw:polygon draw:style-name="gr5" draw:text-style-name="P4" draw:layer="layout" svg:width="0.04cm" svg:height="0cm" svg:x="5.619cm" svg:y="3.313cm" svg:viewBox="0 0 41 0" draw:points="41,0 0,0">
          <text:p/>
        </draw:polygon>
        <draw:line draw:style-name="gr22" draw:text-style-name="P7" draw:layer="layout" svg:x1="5.66cm" svg:y1="3.313cm" svg:x2="5.619cm" svg:y2="3.313cm">
          <text:p/>
        </draw:line>
        <draw:polygon draw:style-name="gr5" draw:text-style-name="P4" draw:layer="layout" svg:width="0.04cm" svg:height="0cm" svg:x="5.619cm" svg:y="3.239cm" svg:viewBox="0 0 41 0" draw:points="41,0 0,0">
          <text:p/>
        </draw:polygon>
        <draw:line draw:style-name="gr22" draw:text-style-name="P7" draw:layer="layout" svg:x1="5.66cm" svg:y1="3.239cm" svg:x2="5.619cm" svg:y2="3.239cm">
          <text:p/>
        </draw:line>
        <draw:polygon draw:style-name="gr5" draw:text-style-name="P4" draw:layer="layout" svg:width="0.04cm" svg:height="0cm" svg:x="5.619cm" svg:y="3.181cm" svg:viewBox="0 0 41 0" draw:points="41,0 0,0">
          <text:p/>
        </draw:polygon>
        <draw:line draw:style-name="gr22" draw:text-style-name="P7" draw:layer="layout" svg:x1="5.66cm" svg:y1="3.181cm" svg:x2="5.619cm" svg:y2="3.181cm">
          <text:p/>
        </draw:line>
        <draw:polygon draw:style-name="gr5" draw:text-style-name="P4" draw:layer="layout" svg:width="0.04cm" svg:height="0cm" svg:x="5.619cm" svg:y="3.133cm" svg:viewBox="0 0 41 0" draw:points="41,0 0,0">
          <text:p/>
        </draw:polygon>
        <draw:line draw:style-name="gr22" draw:text-style-name="P7" draw:layer="layout" svg:x1="5.66cm" svg:y1="3.133cm" svg:x2="5.619cm" svg:y2="3.133cm">
          <text:p/>
        </draw:line>
        <draw:polygon draw:style-name="gr5" draw:text-style-name="P4" draw:layer="layout" svg:width="0.04cm" svg:height="0cm" svg:x="5.619cm" svg:y="3.094cm" svg:viewBox="0 0 41 0" draw:points="41,0 0,0">
          <text:p/>
        </draw:polygon>
        <draw:line draw:style-name="gr22" draw:text-style-name="P7" draw:layer="layout" svg:x1="5.66cm" svg:y1="3.094cm" svg:x2="5.619cm" svg:y2="3.094cm">
          <text:p/>
        </draw:line>
        <draw:polygon draw:style-name="gr5" draw:text-style-name="P4" draw:layer="layout" svg:width="0.04cm" svg:height="0cm" svg:x="5.619cm" svg:y="3.059cm" svg:viewBox="0 0 41 0" draw:points="41,0 0,0">
          <text:p/>
        </draw:polygon>
        <draw:line draw:style-name="gr22" draw:text-style-name="P7" draw:layer="layout" svg:x1="5.66cm" svg:y1="3.059cm" svg:x2="5.619cm" svg:y2="3.059cm">
          <text:p/>
        </draw:line>
        <draw:polygon draw:style-name="gr5" draw:text-style-name="P4" draw:layer="layout" svg:width="0.04cm" svg:height="0cm" svg:x="5.619cm" svg:y="3.029cm" svg:viewBox="0 0 41 0" draw:points="41,0 0,0">
          <text:p/>
        </draw:polygon>
        <draw:line draw:style-name="gr22" draw:text-style-name="P7" draw:layer="layout" svg:x1="5.66cm" svg:y1="3.029cm" svg:x2="5.619cm" svg:y2="3.029cm">
          <text:p/>
        </draw:line>
        <draw:polygon draw:style-name="gr5" draw:text-style-name="P4" draw:layer="layout" svg:width="0.04cm" svg:height="0cm" svg:x="5.619cm" svg:y="2.822cm" svg:viewBox="0 0 41 0" draw:points="41,0 0,0">
          <text:p/>
        </draw:polygon>
        <draw:line draw:style-name="gr22" draw:text-style-name="P7" draw:layer="layout" svg:x1="5.66cm" svg:y1="2.822cm" svg:x2="5.619cm" svg:y2="2.822cm">
          <text:p/>
        </draw:line>
        <draw:polygon draw:style-name="gr5" draw:text-style-name="P4" draw:layer="layout" svg:width="0.04cm" svg:height="0cm" svg:x="5.619cm" svg:y="2.717cm" svg:viewBox="0 0 41 0" draw:points="41,0 0,0">
          <text:p/>
        </draw:polygon>
        <draw:line draw:style-name="gr22" draw:text-style-name="P7" draw:layer="layout" svg:x1="5.66cm" svg:y1="2.717cm" svg:x2="5.619cm" svg:y2="2.717cm">
          <text:p/>
        </draw:line>
        <draw:polygon draw:style-name="gr5" draw:text-style-name="P4" draw:layer="layout" svg:width="0.04cm" svg:height="0cm" svg:x="5.619cm" svg:y="2.643cm" svg:viewBox="0 0 41 0" draw:points="41,0 0,0">
          <text:p/>
        </draw:polygon>
        <draw:line draw:style-name="gr22" draw:text-style-name="P7" draw:layer="layout" svg:x1="5.66cm" svg:y1="2.643cm" svg:x2="5.619cm" svg:y2="2.643cm">
          <text:p/>
        </draw:line>
        <draw:polygon draw:style-name="gr5" draw:text-style-name="P4" draw:layer="layout" svg:width="0.04cm" svg:height="0cm" svg:x="5.619cm" svg:y="2.585cm" svg:viewBox="0 0 41 0" draw:points="41,0 0,0">
          <text:p/>
        </draw:polygon>
        <draw:line draw:style-name="gr22" draw:text-style-name="P7" draw:layer="layout" svg:x1="5.66cm" svg:y1="2.585cm" svg:x2="5.619cm" svg:y2="2.585cm">
          <text:p/>
        </draw:line>
        <draw:polygon draw:style-name="gr5" draw:text-style-name="P4" draw:layer="layout" svg:width="0.04cm" svg:height="0cm" svg:x="5.619cm" svg:y="2.538cm" svg:viewBox="0 0 41 0" draw:points="41,0 0,0">
          <text:p/>
        </draw:polygon>
        <draw:line draw:style-name="gr22" draw:text-style-name="P7" draw:layer="layout" svg:x1="5.66cm" svg:y1="2.538cm" svg:x2="5.619cm" svg:y2="2.538cm">
          <text:p/>
        </draw:line>
        <draw:polygon draw:style-name="gr5" draw:text-style-name="P4" draw:layer="layout" svg:width="0.04cm" svg:height="0cm" svg:x="5.619cm" svg:y="2.498cm" svg:viewBox="0 0 41 0" draw:points="41,0 0,0">
          <text:p/>
        </draw:polygon>
        <draw:line draw:style-name="gr22" draw:text-style-name="P7" draw:layer="layout" svg:x1="5.66cm" svg:y1="2.498cm" svg:x2="5.619cm" svg:y2="2.498cm">
          <text:p/>
        </draw:line>
        <draw:polygon draw:style-name="gr5" draw:text-style-name="P4" draw:layer="layout" svg:width="0.04cm" svg:height="0cm" svg:x="5.619cm" svg:y="2.463cm" svg:viewBox="0 0 41 0" draw:points="41,0 0,0">
          <text:p/>
        </draw:polygon>
        <draw:line draw:style-name="gr22" draw:text-style-name="P7" draw:layer="layout" svg:x1="5.66cm" svg:y1="2.463cm" svg:x2="5.619cm" svg:y2="2.463cm">
          <text:p/>
        </draw:line>
        <draw:polygon draw:style-name="gr5" draw:text-style-name="P4" draw:layer="layout" svg:width="0.04cm" svg:height="0cm" svg:x="5.619cm" svg:y="2.433cm" svg:viewBox="0 0 41 0" draw:points="41,0 0,0">
          <text:p/>
        </draw:polygon>
        <draw:line draw:style-name="gr22" draw:text-style-name="P7" draw:layer="layout" svg:x1="5.66cm" svg:y1="2.433cm" svg:x2="5.619cm" svg:y2="2.433cm">
          <text:p/>
        </draw:line>
        <draw:polygon draw:style-name="gr5" draw:text-style-name="P4" draw:layer="layout" svg:width="0.04cm" svg:height="0cm" svg:x="5.619cm" svg:y="2.226cm" svg:viewBox="0 0 41 0" draw:points="41,0 0,0">
          <text:p/>
        </draw:polygon>
        <draw:line draw:style-name="gr22" draw:text-style-name="P7" draw:layer="layout" svg:x1="5.66cm" svg:y1="2.226cm" svg:x2="5.619cm" svg:y2="2.226cm">
          <text:p/>
        </draw:line>
        <draw:polygon draw:style-name="gr5" draw:text-style-name="P4" draw:layer="layout" svg:width="0.04cm" svg:height="0cm" svg:x="5.619cm" svg:y="2.121cm" svg:viewBox="0 0 41 0" draw:points="41,0 0,0">
          <text:p/>
        </draw:polygon>
        <draw:line draw:style-name="gr22" draw:text-style-name="P7" draw:layer="layout" svg:x1="5.66cm" svg:y1="2.121cm" svg:x2="5.619cm" svg:y2="2.121cm">
          <text:p/>
        </draw:line>
        <draw:polygon draw:style-name="gr5" draw:text-style-name="P4" draw:layer="layout" svg:width="0.04cm" svg:height="0cm" svg:x="5.619cm" svg:y="2.047cm" svg:viewBox="0 0 41 0" draw:points="41,0 0,0">
          <text:p/>
        </draw:polygon>
        <draw:line draw:style-name="gr22" draw:text-style-name="P7" draw:layer="layout" svg:x1="5.66cm" svg:y1="2.047cm" svg:x2="5.619cm" svg:y2="2.047cm">
          <text:p/>
        </draw:line>
        <draw:polygon draw:style-name="gr5" draw:text-style-name="P4" draw:layer="layout" svg:width="0.04cm" svg:height="0cm" svg:x="5.619cm" svg:y="1.989cm" svg:viewBox="0 0 41 0" draw:points="41,0 0,0">
          <text:p/>
        </draw:polygon>
        <draw:line draw:style-name="gr22" draw:text-style-name="P7" draw:layer="layout" svg:x1="5.66cm" svg:y1="1.989cm" svg:x2="5.619cm" svg:y2="1.989cm">
          <text:p/>
        </draw:line>
        <draw:polygon draw:style-name="gr5" draw:text-style-name="P4" draw:layer="layout" svg:width="0.04cm" svg:height="0cm" svg:x="5.619cm" svg:y="1.942cm" svg:viewBox="0 0 41 0" draw:points="41,0 0,0">
          <text:p/>
        </draw:polygon>
        <draw:line draw:style-name="gr22" draw:text-style-name="P7" draw:layer="layout" svg:x1="5.66cm" svg:y1="1.942cm" svg:x2="5.619cm" svg:y2="1.942cm">
          <text:p/>
        </draw:line>
        <draw:polygon draw:style-name="gr5" draw:text-style-name="P4" draw:layer="layout" svg:width="0.04cm" svg:height="0cm" svg:x="5.619cm" svg:y="1.902cm" svg:viewBox="0 0 41 0" draw:points="41,0 0,0">
          <text:p/>
        </draw:polygon>
        <draw:line draw:style-name="gr22" draw:text-style-name="P7" draw:layer="layout" svg:x1="5.66cm" svg:y1="1.902cm" svg:x2="5.619cm" svg:y2="1.902cm">
          <text:p/>
        </draw:line>
        <draw:polygon draw:style-name="gr5" draw:text-style-name="P4" draw:layer="layout" svg:width="0.04cm" svg:height="0cm" svg:x="5.619cm" svg:y="1.867cm" svg:viewBox="0 0 41 0" draw:points="41,0 0,0">
          <text:p/>
        </draw:polygon>
        <draw:line draw:style-name="gr22" draw:text-style-name="P7" draw:layer="layout" svg:x1="5.66cm" svg:y1="1.867cm" svg:x2="5.619cm" svg:y2="1.867cm">
          <text:p/>
        </draw:line>
        <draw:polygon draw:style-name="gr5" draw:text-style-name="P4" draw:layer="layout" svg:width="0.04cm" svg:height="0cm" svg:x="5.619cm" svg:y="1.837cm" svg:viewBox="0 0 41 0" draw:points="41,0 0,0">
          <text:p/>
        </draw:polygon>
        <draw:line draw:style-name="gr22" draw:text-style-name="P7" draw:layer="layout" svg:x1="5.66cm" svg:y1="1.837cm" svg:x2="5.619cm" svg:y2="1.837cm">
          <text:p/>
        </draw:line>
        <draw:polygon draw:style-name="gr5" draw:text-style-name="P4" draw:layer="layout" svg:width="0.04cm" svg:height="0cm" svg:x="5.619cm" svg:y="1.63cm" svg:viewBox="0 0 41 0" draw:points="41,0 0,0">
          <text:p/>
        </draw:polygon>
        <draw:line draw:style-name="gr22" draw:text-style-name="P7" draw:layer="layout" svg:x1="5.66cm" svg:y1="1.63cm" svg:x2="5.619cm" svg:y2="1.63cm">
          <text:p/>
        </draw:line>
        <draw:polygon draw:style-name="gr5" draw:text-style-name="P4" draw:layer="layout" svg:width="0.04cm" svg:height="0cm" svg:x="5.619cm" svg:y="1.526cm" svg:viewBox="0 0 41 0" draw:points="41,0 0,0">
          <text:p/>
        </draw:polygon>
        <draw:line draw:style-name="gr22" draw:text-style-name="P7" draw:layer="layout" svg:x1="5.66cm" svg:y1="1.526cm" svg:x2="5.619cm" svg:y2="1.526cm">
          <text:p/>
        </draw:line>
        <draw:polygon draw:style-name="gr5" draw:text-style-name="P4" draw:layer="layout" svg:width="0.04cm" svg:height="0cm" svg:x="5.619cm" svg:y="1.451cm" svg:viewBox="0 0 41 0" draw:points="41,0 0,0">
          <text:p/>
        </draw:polygon>
        <draw:line draw:style-name="gr22" draw:text-style-name="P7" draw:layer="layout" svg:x1="5.66cm" svg:y1="1.451cm" svg:x2="5.619cm" svg:y2="1.451cm">
          <text:p/>
        </draw:line>
        <draw:polygon draw:style-name="gr5" draw:text-style-name="P4" draw:layer="layout" svg:width="0.04cm" svg:height="0cm" svg:x="5.619cm" svg:y="1.393cm" svg:viewBox="0 0 41 0" draw:points="41,0 0,0">
          <text:p/>
        </draw:polygon>
        <draw:line draw:style-name="gr22" draw:text-style-name="P7" draw:layer="layout" svg:x1="5.66cm" svg:y1="1.393cm" svg:x2="5.619cm" svg:y2="1.393cm">
          <text:p/>
        </draw:line>
        <draw:polygon draw:style-name="gr5" draw:text-style-name="P4" draw:layer="layout" svg:width="0.04cm" svg:height="0cm" svg:x="5.619cm" svg:y="1.346cm" svg:viewBox="0 0 41 0" draw:points="41,0 0,0">
          <text:p/>
        </draw:polygon>
        <draw:line draw:style-name="gr22" draw:text-style-name="P7" draw:layer="layout" svg:x1="5.66cm" svg:y1="1.346cm" svg:x2="5.619cm" svg:y2="1.346cm">
          <text:p/>
        </draw:line>
        <draw:polygon draw:style-name="gr5" draw:text-style-name="P4" draw:layer="layout" svg:width="0.04cm" svg:height="0cm" svg:x="5.619cm" svg:y="1.306cm" svg:viewBox="0 0 41 0" draw:points="41,0 0,0">
          <text:p/>
        </draw:polygon>
        <draw:line draw:style-name="gr22" draw:text-style-name="P7" draw:layer="layout" svg:x1="5.66cm" svg:y1="1.306cm" svg:x2="5.619cm" svg:y2="1.306cm">
          <text:p/>
        </draw:line>
        <draw:polygon draw:style-name="gr5" draw:text-style-name="P4" draw:layer="layout" svg:width="0.04cm" svg:height="0cm" svg:x="5.619cm" svg:y="1.272cm" svg:viewBox="0 0 41 0" draw:points="41,0 0,0">
          <text:p/>
        </draw:polygon>
        <draw:line draw:style-name="gr22" draw:text-style-name="P7" draw:layer="layout" svg:x1="5.66cm" svg:y1="1.272cm" svg:x2="5.619cm" svg:y2="1.272cm">
          <text:p/>
        </draw:line>
        <draw:polygon draw:style-name="gr5" draw:text-style-name="P4" draw:layer="layout" svg:width="0.04cm" svg:height="0cm" svg:x="5.619cm" svg:y="1.241cm" svg:viewBox="0 0 41 0" draw:points="41,0 0,0">
          <text:p/>
        </draw:polygon>
        <draw:line draw:style-name="gr22" draw:text-style-name="P7" draw:layer="layout" svg:x1="5.66cm" svg:y1="1.241cm" svg:x2="5.619cm" svg:y2="1.241cm">
          <text:p/>
        </draw:line>
        <draw:polygon draw:style-name="gr5" draw:text-style-name="P4" draw:layer="layout" svg:width="0.04cm" svg:height="0cm" svg:x="5.619cm" svg:y="1.035cm" svg:viewBox="0 0 41 0" draw:points="41,0 0,0">
          <text:p/>
        </draw:polygon>
        <draw:line draw:style-name="gr22" draw:text-style-name="P7" draw:layer="layout" svg:x1="5.66cm" svg:y1="1.035cm" svg:x2="5.619cm" svg:y2="1.035cm">
          <text:p/>
        </draw:line>
        <draw:polygon draw:style-name="gr5" draw:text-style-name="P4" draw:layer="layout" svg:width="0.04cm" svg:height="0cm" svg:x="5.619cm" svg:y="0.929cm" svg:viewBox="0 0 41 0" draw:points="41,0 0,0">
          <text:p/>
        </draw:polygon>
        <draw:line draw:style-name="gr22" draw:text-style-name="P7" draw:layer="layout" svg:x1="5.66cm" svg:y1="0.929cm" svg:x2="5.619cm" svg:y2="0.929cm">
          <text:p/>
        </draw:line>
        <draw:polygon draw:style-name="gr5" draw:text-style-name="P4" draw:layer="layout" svg:width="0.04cm" svg:height="0cm" svg:x="5.619cm" svg:y="0.855cm" svg:viewBox="0 0 41 0" draw:points="41,0 0,0">
          <text:p/>
        </draw:polygon>
        <draw:line draw:style-name="gr22" draw:text-style-name="P7" draw:layer="layout" svg:x1="5.66cm" svg:y1="0.855cm" svg:x2="5.619cm" svg:y2="0.855cm">
          <text:p/>
        </draw:line>
        <draw:polygon draw:style-name="gr5" draw:text-style-name="P4" draw:layer="layout" svg:width="0.04cm" svg:height="0cm" svg:x="5.619cm" svg:y="0.797cm" svg:viewBox="0 0 41 0" draw:points="41,0 0,0">
          <text:p/>
        </draw:polygon>
        <draw:line draw:style-name="gr22" draw:text-style-name="P7" draw:layer="layout" svg:x1="5.66cm" svg:y1="0.797cm" svg:x2="5.619cm" svg:y2="0.797cm">
          <text:p/>
        </draw:line>
        <draw:polyline draw:style-name="gr23" draw:text-style-name="P7" draw:layer="layout" svg:width="6.654cm" svg:height="3.646cm" svg:x="5.992cm" svg:y="0.944cm" svg:viewBox="0 0 6655 3647" draw:points="0,3617 350,2618 701,2138 1051,1830 1401,1267 1751,674 2102,363 2452,0 2803,60 3152,378 3503,809 3853,1326 4203,1907 4553,2320 4904,2919 5955,3553 6304,3577 6655,3647">
          <text:p/>
        </draw:polyline>
        <draw:polyline draw:style-name="gr24" draw:text-style-name="P7" draw:layer="layout" svg:width="6.654cm" svg:height="3.154cm" svg:x="5.992cm" svg:y="1.308cm" svg:viewBox="0 0 6655 3155" draw:points="0,2326 350,1988 701,1716 1051,1321 1401,920 1751,496 2102,186 2452,0 2803,97 3152,329 3503,720 3853,1032 4203,1499 4553,1861 4904,2136 5254,2601 5604,2882 5955,3054 6304,3130 6655,3155">
          <text:p/>
        </draw:polyline>
        <draw:polyline draw:style-name="gr25" draw:text-style-name="P7" draw:layer="layout" svg:width="6.303cm" svg:height="2.834cm" svg:x="5.992cm" svg:y="1.579cm" svg:viewBox="0 0 6304 2835" draw:points="0,1840 350,1698 701,1336 1051,971 1401,639 1752,405 2102,141 2452,0 2803,71 3152,279 3503,516 4553,1581 4904,1891 5254,2209 5604,2441 5955,2662 6304,2835">
          <text:p/>
        </draw:polyline>
        <draw:polyline draw:style-name="gr26" draw:text-style-name="P7" draw:layer="layout" svg:width="6.654cm" svg:height="2.35cm" svg:x="5.992cm" svg:y="1.891cm" svg:viewBox="0 0 6655 2351" draw:points="0,1487 350,1210 701,1008 1051,732 1401,482 1751,167 2102,90 2452,0 2803,99 3152,236 3503,406 3853,685 4203,923 4553,1133 4904,1382 5254,1609 5604,1909 6304,2168 6655,2351">
          <text:p/>
        </draw:polyline>
        <draw:line draw:style-name="gr27" draw:text-style-name="P7" draw:layer="layout" svg:x1="5.66cm" svg:y1="4.773cm" svg:x2="5.66cm" svg:y2="0.762cm">
          <text:p/>
        </draw:line>
        <draw:line draw:style-name="gr27" draw:text-style-name="P7" draw:layer="layout" svg:x1="12.979cm" svg:y1="4.773cm" svg:x2="12.979cm" svg:y2="0.762cm">
          <text:p/>
        </draw:line>
        <draw:line draw:style-name="gr27" draw:text-style-name="P7" draw:layer="layout" svg:x1="5.66cm" svg:y1="4.773cm" svg:x2="12.979cm" svg:y2="4.773cm">
          <text:p/>
        </draw:line>
        <draw:line draw:style-name="gr27" draw:text-style-name="P7" draw:layer="layout" svg:x1="5.66cm" svg:y1="0.762cm" svg:x2="12.979cm" svg:y2="0.762cm">
          <text:p/>
        </draw:line>
        <draw:path draw:style-name="gr28" draw:text-style-name="P8" draw:layer="layout" svg:width="2.453cm" svg:height="1.661cm" svg:x="10.414cm" svg:y="0.878cm" svg:viewBox="0 0 2454 1662" svg:d="M65 1662h2322c44 0 67-18 67-53v-1556c0-35-23-53-67-53h-2322c-43 0-65 18-65 53v1556c0 35 22 53 65 53z">
          <text:p/>
        </draw:path>
        <draw:line draw:style-name="gr23" draw:text-style-name="P7" draw:layer="layout" svg:x1="10.546cm" svg:y1="1.096cm" svg:x2="11.205cm" svg:y2="1.096cm">
          <text:p/>
        </draw:line>
        <draw:line draw:style-name="gr24" draw:text-style-name="P7" draw:layer="layout" svg:x1="10.546cm" svg:y1="1.491cm" svg:x2="11.205cm" svg:y2="1.491cm">
          <text:p/>
        </draw:line>
        <draw:frame draw:style-name="gr29" draw:text-style-name="P2" draw:layer="layout" svg:width="1.464cm" svg:height="0.412cm" svg:x="11.47cm" svg:y="0.941cm">
          <draw:text-box>
            <text:p text:style-name="P1"><text:span text:style-name="T3">D</text:span><text:span text:style-name="T3">=</text:span><text:span text:style-name="T3">0</text:span><text:span text:style-name="T3">.</text:span><text:span text:style-name="T3">2</text:span><text:span text:style-name="T3">5</text:span></text:p>
          </draw:text-box>
        </draw:frame>
        <draw:line draw:style-name="gr25" draw:text-style-name="P7" draw:layer="layout" svg:x1="10.546cm" svg:y1="1.886cm" svg:x2="11.205cm" svg:y2="1.886cm">
          <text:p/>
        </draw:line>
        <draw:frame draw:style-name="gr29" draw:text-style-name="P2" draw:layer="layout" svg:width="1.464cm" svg:height="0.412cm" svg:x="11.47cm" svg:y="1.336cm">
          <draw:text-box>
            <text:p text:style-name="P1"><text:span text:style-name="T3">D</text:span><text:span text:style-name="T3">=</text:span><text:span text:style-name="T3">0</text:span><text:span text:style-name="T3">.</text:span><text:span text:style-name="T3">3</text:span><text:span text:style-name="T3">0</text:span></text:p>
          </draw:text-box>
        </draw:frame>
        <draw:line draw:style-name="gr26" draw:text-style-name="P7" draw:layer="layout" svg:x1="10.546cm" svg:y1="2.281cm" svg:x2="11.205cm" svg:y2="2.281cm">
          <text:p/>
        </draw:line>
        <draw:frame draw:style-name="gr29" draw:text-style-name="P2" draw:layer="layout" svg:width="1.464cm" svg:height="0.412cm" svg:x="11.47cm" svg:y="1.731cm">
          <draw:text-box>
            <text:p text:style-name="P1"><text:span text:style-name="T3">D</text:span><text:span text:style-name="T3">=</text:span><text:span text:style-name="T3">0</text:span><text:span text:style-name="T3">.</text:span><text:span text:style-name="T3">3</text:span><text:span text:style-name="T3">5</text:span></text:p>
          </draw:text-box>
        </draw:frame>
        <draw:frame draw:style-name="gr29" draw:text-style-name="P2" draw:layer="layout" svg:width="1.464cm" svg:height="0.412cm" svg:x="11.47cm" svg:y="2.126cm">
          <draw:text-box>
            <text:p text:style-name="P1"><text:span text:style-name="T3">D</text:span><text:span text:style-name="T3">=</text:span><text:span text:style-name="T3">0</text:span><text:span text:style-name="T3">.</text:span><text:span text:style-name="T3">4</text:span><text:span text:style-name="T3">5</text:span></text:p>
          </draw:text-box>
        </draw:frame>
        <draw:polygon draw:style-name="gr7" draw:text-style-name="P5" draw:layer="layout" svg:width="7.32cm" svg:height="3.76cm" svg:x="5.659cm" svg:y="4.826cm" svg:viewBox="0 0 7321 3761" draw:points="0,3761 7321,3761 7321,0 0,0">
          <text:p/>
        </draw:polygon>
        <draw:polygon draw:style-name="gr5" draw:text-style-name="P4" draw:layer="layout" svg:width="0cm" svg:height="0.049cm" svg:x="6.517cm" svg:y="8.586cm" svg:viewBox="0 0 0 50" draw:points="0,0 0,50">
          <text:p/>
        </draw:polygon>
        <draw:line draw:style-name="gr21" draw:text-style-name="P7" draw:layer="layout" svg:x1="6.517cm" svg:y1="8.586cm" svg:x2="6.517cm" svg:y2="8.636cm">
          <text:p/>
        </draw:line>
        <draw:polygon draw:style-name="gr5" draw:text-style-name="P4" draw:layer="layout" svg:width="0cm" svg:height="0.049cm" svg:x="7.392cm" svg:y="8.586cm" svg:viewBox="0 0 0 50" draw:points="0,0 0,50">
          <text:p/>
        </draw:polygon>
        <draw:line draw:style-name="gr21" draw:text-style-name="P7" draw:layer="layout" svg:x1="7.392cm" svg:y1="8.586cm" svg:x2="7.392cm" svg:y2="8.636cm">
          <text:p/>
        </draw:line>
        <draw:polygon draw:style-name="gr5" draw:text-style-name="P4" draw:layer="layout" svg:width="0cm" svg:height="0.049cm" svg:x="8.268cm" svg:y="8.586cm" svg:viewBox="0 0 0 50" draw:points="0,0 0,50">
          <text:p/>
        </draw:polygon>
        <draw:line draw:style-name="gr21" draw:text-style-name="P7" draw:layer="layout" svg:x1="8.268cm" svg:y1="8.586cm" svg:x2="8.268cm" svg:y2="8.636cm">
          <text:p/>
        </draw:line>
        <draw:polygon draw:style-name="gr5" draw:text-style-name="P4" draw:layer="layout" svg:width="0cm" svg:height="0.049cm" svg:x="9.144cm" svg:y="8.586cm" svg:viewBox="0 0 0 50" draw:points="0,0 0,50">
          <text:p/>
        </draw:polygon>
        <draw:line draw:style-name="gr21" draw:text-style-name="P7" draw:layer="layout" svg:x1="9.144cm" svg:y1="8.586cm" svg:x2="9.144cm" svg:y2="8.636cm">
          <text:p/>
        </draw:line>
        <draw:polygon draw:style-name="gr5" draw:text-style-name="P4" draw:layer="layout" svg:width="0cm" svg:height="0.049cm" svg:x="10.018cm" svg:y="8.586cm" svg:viewBox="0 0 0 50" draw:points="0,0 0,50">
          <text:p/>
        </draw:polygon>
        <draw:line draw:style-name="gr21" draw:text-style-name="P7" draw:layer="layout" svg:x1="10.018cm" svg:y1="8.586cm" svg:x2="10.018cm" svg:y2="8.636cm">
          <text:p/>
        </draw:line>
        <draw:polygon draw:style-name="gr5" draw:text-style-name="P4" draw:layer="layout" svg:width="0cm" svg:height="0.049cm" svg:x="10.893cm" svg:y="8.586cm" svg:viewBox="0 0 0 50" draw:points="0,0 0,50">
          <text:p/>
        </draw:polygon>
        <draw:line draw:style-name="gr21" draw:text-style-name="P7" draw:layer="layout" svg:x1="10.893cm" svg:y1="8.586cm" svg:x2="10.893cm" svg:y2="8.636cm">
          <text:p/>
        </draw:line>
        <draw:polygon draw:style-name="gr5" draw:text-style-name="P4" draw:layer="layout" svg:width="0cm" svg:height="0.049cm" svg:x="11.77cm" svg:y="8.586cm" svg:viewBox="0 0 0 50" draw:points="0,0 0,50">
          <text:p/>
        </draw:polygon>
        <draw:line draw:style-name="gr21" draw:text-style-name="P7" draw:layer="layout" svg:x1="11.77cm" svg:y1="8.586cm" svg:x2="11.77cm" svg:y2="8.636cm">
          <text:p/>
        </draw:line>
        <draw:polygon draw:style-name="gr5" draw:text-style-name="P4" draw:layer="layout" svg:width="0cm" svg:height="0.049cm" svg:x="12.646cm" svg:y="8.586cm" svg:viewBox="0 0 0 50" draw:points="0,0 0,50">
          <text:p/>
        </draw:polygon>
        <draw:line draw:style-name="gr21" draw:text-style-name="P7" draw:layer="layout" svg:x1="12.646cm" svg:y1="8.586cm" svg:x2="12.646cm" svg:y2="8.636cm">
          <text:p/>
        </draw:line>
        <draw:polygon draw:style-name="gr5" draw:text-style-name="P4" draw:layer="layout" svg:width="0.069cm" svg:height="0cm" svg:x="5.589cm" svg:y="8.317cm" svg:viewBox="0 0 70 0" draw:points="70,0 0,0">
          <text:p/>
        </draw:polygon>
        <draw:line draw:style-name="gr21" draw:text-style-name="P7" draw:layer="layout" svg:x1="5.659cm" svg:y1="8.317cm" svg:x2="5.589cm" svg:y2="8.317cm">
          <text:p/>
        </draw:line>
        <draw:polygon draw:style-name="gr5" draw:text-style-name="P4" draw:layer="layout" svg:width="0.069cm" svg:height="0cm" svg:x="5.589cm" svg:y="7.805cm" svg:viewBox="0 0 70 0" draw:points="70,0 0,0">
          <text:p/>
        </draw:polygon>
        <draw:line draw:style-name="gr21" draw:text-style-name="P7" draw:layer="layout" svg:x1="5.659cm" svg:y1="7.805cm" svg:x2="5.589cm" svg:y2="7.805cm">
          <text:p/>
        </draw:line>
        <draw:polygon draw:style-name="gr5" draw:text-style-name="P4" draw:layer="layout" svg:width="0.069cm" svg:height="0cm" svg:x="5.589cm" svg:y="7.294cm" svg:viewBox="0 0 70 0" draw:points="70,0 0,0">
          <text:p/>
        </draw:polygon>
        <draw:line draw:style-name="gr21" draw:text-style-name="P7" draw:layer="layout" svg:x1="5.659cm" svg:y1="7.294cm" svg:x2="5.589cm" svg:y2="7.294cm">
          <text:p/>
        </draw:line>
        <draw:polygon draw:style-name="gr5" draw:text-style-name="P4" draw:layer="layout" svg:width="0.069cm" svg:height="0cm" svg:x="5.589cm" svg:y="6.782cm" svg:viewBox="0 0 70 0" draw:points="70,0 0,0">
          <text:p/>
        </draw:polygon>
        <draw:line draw:style-name="gr21" draw:text-style-name="P7" draw:layer="layout" svg:x1="5.659cm" svg:y1="6.782cm" svg:x2="5.589cm" svg:y2="6.782cm">
          <text:p/>
        </draw:line>
        <draw:polygon draw:style-name="gr5" draw:text-style-name="P4" draw:layer="layout" svg:width="0.069cm" svg:height="0cm" svg:x="5.589cm" svg:y="6.271cm" svg:viewBox="0 0 70 0" draw:points="70,0 0,0">
          <text:p/>
        </draw:polygon>
        <draw:line draw:style-name="gr21" draw:text-style-name="P7" draw:layer="layout" svg:x1="5.659cm" svg:y1="6.271cm" svg:x2="5.589cm" svg:y2="6.271cm">
          <text:p/>
        </draw:line>
        <draw:polygon draw:style-name="gr5" draw:text-style-name="P4" draw:layer="layout" svg:width="0.069cm" svg:height="0cm" svg:x="5.589cm" svg:y="5.759cm" svg:viewBox="0 0 70 0" draw:points="70,0 0,0">
          <text:p/>
        </draw:polygon>
        <draw:line draw:style-name="gr21" draw:text-style-name="P7" draw:layer="layout" svg:x1="5.659cm" svg:y1="5.759cm" svg:x2="5.589cm" svg:y2="5.759cm">
          <text:p/>
        </draw:line>
        <draw:polygon draw:style-name="gr5" draw:text-style-name="P4" draw:layer="layout" svg:width="0.069cm" svg:height="0cm" svg:x="5.589cm" svg:y="5.248cm" svg:viewBox="0 0 70 0" draw:points="70,0 0,0">
          <text:p/>
        </draw:polygon>
        <draw:line draw:style-name="gr21" draw:text-style-name="P7" draw:layer="layout" svg:x1="5.659cm" svg:y1="5.248cm" svg:x2="5.589cm" svg:y2="5.248cm">
          <text:p/>
        </draw:line>
        <draw:polygon draw:style-name="gr5" draw:text-style-name="P4" draw:layer="layout" svg:width="0.04cm" svg:height="0cm" svg:x="5.618cm" svg:y="8.584cm" svg:viewBox="0 0 41 0" draw:points="41,0 0,0">
          <text:p/>
        </draw:polygon>
        <draw:line draw:style-name="gr22" draw:text-style-name="P7" draw:layer="layout" svg:x1="5.659cm" svg:y1="8.584cm" svg:x2="5.618cm" svg:y2="8.584cm">
          <text:p/>
        </draw:line>
        <draw:polygon draw:style-name="gr5" draw:text-style-name="P4" draw:layer="layout" svg:width="0.04cm" svg:height="0cm" svg:x="5.618cm" svg:y="8.52cm" svg:viewBox="0 0 41 0" draw:points="41,0 0,0">
          <text:p/>
        </draw:polygon>
        <draw:line draw:style-name="gr22" draw:text-style-name="P7" draw:layer="layout" svg:x1="5.659cm" svg:y1="8.52cm" svg:x2="5.618cm" svg:y2="8.52cm">
          <text:p/>
        </draw:line>
        <draw:polygon draw:style-name="gr5" draw:text-style-name="P4" draw:layer="layout" svg:width="0.04cm" svg:height="0cm" svg:x="5.618cm" svg:y="8.471cm" svg:viewBox="0 0 41 0" draw:points="41,0 0,0">
          <text:p/>
        </draw:polygon>
        <draw:line draw:style-name="gr22" draw:text-style-name="P7" draw:layer="layout" svg:x1="5.659cm" svg:y1="8.471cm" svg:x2="5.618cm" svg:y2="8.471cm">
          <text:p/>
        </draw:line>
        <draw:polygon draw:style-name="gr5" draw:text-style-name="P4" draw:layer="layout" svg:width="0.04cm" svg:height="0cm" svg:x="5.618cm" svg:y="8.43cm" svg:viewBox="0 0 41 0" draw:points="41,0 0,0">
          <text:p/>
        </draw:polygon>
        <draw:line draw:style-name="gr22" draw:text-style-name="P7" draw:layer="layout" svg:x1="5.659cm" svg:y1="8.43cm" svg:x2="5.618cm" svg:y2="8.43cm">
          <text:p/>
        </draw:line>
        <draw:polygon draw:style-name="gr5" draw:text-style-name="P4" draw:layer="layout" svg:width="0.04cm" svg:height="0cm" svg:x="5.618cm" svg:y="8.396cm" svg:viewBox="0 0 41 0" draw:points="41,0 0,0">
          <text:p/>
        </draw:polygon>
        <draw:line draw:style-name="gr22" draw:text-style-name="P7" draw:layer="layout" svg:x1="5.659cm" svg:y1="8.396cm" svg:x2="5.618cm" svg:y2="8.396cm">
          <text:p/>
        </draw:line>
        <draw:polygon draw:style-name="gr5" draw:text-style-name="P4" draw:layer="layout" svg:width="0.04cm" svg:height="0cm" svg:x="5.618cm" svg:y="8.366cm" svg:viewBox="0 0 41 0" draw:points="41,0 0,0">
          <text:p/>
        </draw:polygon>
        <draw:line draw:style-name="gr22" draw:text-style-name="P7" draw:layer="layout" svg:x1="5.659cm" svg:y1="8.366cm" svg:x2="5.618cm" svg:y2="8.366cm">
          <text:p/>
        </draw:line>
        <draw:polygon draw:style-name="gr5" draw:text-style-name="P4" draw:layer="layout" svg:width="0.04cm" svg:height="0cm" svg:x="5.618cm" svg:y="8.34cm" svg:viewBox="0 0 41 0" draw:points="41,0 0,0">
          <text:p/>
        </draw:polygon>
        <draw:line draw:style-name="gr22" draw:text-style-name="P7" draw:layer="layout" svg:x1="5.659cm" svg:y1="8.34cm" svg:x2="5.618cm" svg:y2="8.34cm">
          <text:p/>
        </draw:line>
        <draw:polygon draw:style-name="gr5" draw:text-style-name="P4" draw:layer="layout" svg:width="0.04cm" svg:height="0cm" svg:x="5.618cm" svg:y="8.163cm" svg:viewBox="0 0 41 0" draw:points="41,0 0,0">
          <text:p/>
        </draw:polygon>
        <draw:line draw:style-name="gr22" draw:text-style-name="P7" draw:layer="layout" svg:x1="5.659cm" svg:y1="8.163cm" svg:x2="5.618cm" svg:y2="8.163cm">
          <text:p/>
        </draw:line>
        <draw:polygon draw:style-name="gr5" draw:text-style-name="P4" draw:layer="layout" svg:width="0.04cm" svg:height="0cm" svg:x="5.618cm" svg:y="8.073cm" svg:viewBox="0 0 41 0" draw:points="41,0 0,0">
          <text:p/>
        </draw:polygon>
        <draw:line draw:style-name="gr22" draw:text-style-name="P7" draw:layer="layout" svg:x1="5.659cm" svg:y1="8.073cm" svg:x2="5.618cm" svg:y2="8.073cm">
          <text:p/>
        </draw:line>
        <draw:polygon draw:style-name="gr5" draw:text-style-name="P4" draw:layer="layout" svg:width="0.04cm" svg:height="0cm" svg:x="5.618cm" svg:y="8.009cm" svg:viewBox="0 0 41 0" draw:points="41,0 0,0">
          <text:p/>
        </draw:polygon>
        <draw:line draw:style-name="gr22" draw:text-style-name="P7" draw:layer="layout" svg:x1="5.659cm" svg:y1="8.009cm" svg:x2="5.618cm" svg:y2="8.009cm">
          <text:p/>
        </draw:line>
        <draw:polygon draw:style-name="gr5" draw:text-style-name="P4" draw:layer="layout" svg:width="0.04cm" svg:height="0cm" svg:x="5.618cm" svg:y="7.959cm" svg:viewBox="0 0 41 0" draw:points="41,0 0,0">
          <text:p/>
        </draw:polygon>
        <draw:line draw:style-name="gr22" draw:text-style-name="P7" draw:layer="layout" svg:x1="5.659cm" svg:y1="7.959cm" svg:x2="5.618cm" svg:y2="7.959cm">
          <text:p/>
        </draw:line>
        <draw:polygon draw:style-name="gr5" draw:text-style-name="P4" draw:layer="layout" svg:width="0.04cm" svg:height="0cm" svg:x="5.618cm" svg:y="7.919cm" svg:viewBox="0 0 41 0" draw:points="41,0 0,0">
          <text:p/>
        </draw:polygon>
        <draw:line draw:style-name="gr22" draw:text-style-name="P7" draw:layer="layout" svg:x1="5.659cm" svg:y1="7.919cm" svg:x2="5.618cm" svg:y2="7.919cm">
          <text:p/>
        </draw:line>
        <draw:polygon draw:style-name="gr5" draw:text-style-name="P4" draw:layer="layout" svg:width="0.04cm" svg:height="0cm" svg:x="5.618cm" svg:y="7.884cm" svg:viewBox="0 0 41 0" draw:points="41,0 0,0">
          <text:p/>
        </draw:polygon>
        <draw:line draw:style-name="gr22" draw:text-style-name="P7" draw:layer="layout" svg:x1="5.659cm" svg:y1="7.884cm" svg:x2="5.618cm" svg:y2="7.884cm">
          <text:p/>
        </draw:line>
        <draw:polygon draw:style-name="gr5" draw:text-style-name="P4" draw:layer="layout" svg:width="0.04cm" svg:height="0cm" svg:x="5.618cm" svg:y="7.855cm" svg:viewBox="0 0 41 0" draw:points="41,0 0,0">
          <text:p/>
        </draw:polygon>
        <draw:line draw:style-name="gr22" draw:text-style-name="P7" draw:layer="layout" svg:x1="5.659cm" svg:y1="7.855cm" svg:x2="5.618cm" svg:y2="7.855cm">
          <text:p/>
        </draw:line>
        <draw:polygon draw:style-name="gr5" draw:text-style-name="P4" draw:layer="layout" svg:width="0.04cm" svg:height="0cm" svg:x="5.618cm" svg:y="7.828cm" svg:viewBox="0 0 41 0" draw:points="41,0 0,0">
          <text:p/>
        </draw:polygon>
        <draw:line draw:style-name="gr22" draw:text-style-name="P7" draw:layer="layout" svg:x1="5.659cm" svg:y1="7.828cm" svg:x2="5.618cm" svg:y2="7.828cm">
          <text:p/>
        </draw:line>
        <draw:polygon draw:style-name="gr5" draw:text-style-name="P4" draw:layer="layout" svg:width="0.04cm" svg:height="0cm" svg:x="5.618cm" svg:y="7.651cm" svg:viewBox="0 0 41 0" draw:points="41,0 0,0">
          <text:p/>
        </draw:polygon>
        <draw:line draw:style-name="gr22" draw:text-style-name="P7" draw:layer="layout" svg:x1="5.659cm" svg:y1="7.651cm" svg:x2="5.618cm" svg:y2="7.651cm">
          <text:p/>
        </draw:line>
        <draw:polygon draw:style-name="gr5" draw:text-style-name="P4" draw:layer="layout" svg:width="0.04cm" svg:height="0cm" svg:x="5.618cm" svg:y="7.561cm" svg:viewBox="0 0 41 0" draw:points="41,0 0,0">
          <text:p/>
        </draw:polygon>
        <draw:line draw:style-name="gr22" draw:text-style-name="P7" draw:layer="layout" svg:x1="5.659cm" svg:y1="7.561cm" svg:x2="5.618cm" svg:y2="7.561cm">
          <text:p/>
        </draw:line>
        <draw:polygon draw:style-name="gr5" draw:text-style-name="P4" draw:layer="layout" svg:width="0.04cm" svg:height="0cm" svg:x="5.618cm" svg:y="7.497cm" svg:viewBox="0 0 41 0" draw:points="41,0 0,0">
          <text:p/>
        </draw:polygon>
        <draw:line draw:style-name="gr22" draw:text-style-name="P7" draw:layer="layout" svg:x1="5.659cm" svg:y1="7.497cm" svg:x2="5.618cm" svg:y2="7.497cm">
          <text:p/>
        </draw:line>
        <draw:polygon draw:style-name="gr5" draw:text-style-name="P4" draw:layer="layout" svg:width="0.04cm" svg:height="0cm" svg:x="5.618cm" svg:y="7.448cm" svg:viewBox="0 0 41 0" draw:points="41,0 0,0">
          <text:p/>
        </draw:polygon>
        <draw:line draw:style-name="gr22" draw:text-style-name="P7" draw:layer="layout" svg:x1="5.659cm" svg:y1="7.448cm" svg:x2="5.618cm" svg:y2="7.448cm">
          <text:p/>
        </draw:line>
        <draw:polygon draw:style-name="gr5" draw:text-style-name="P4" draw:layer="layout" svg:width="0.04cm" svg:height="0cm" svg:x="5.618cm" svg:y="7.407cm" svg:viewBox="0 0 41 0" draw:points="41,0 0,0">
          <text:p/>
        </draw:polygon>
        <draw:line draw:style-name="gr22" draw:text-style-name="P7" draw:layer="layout" svg:x1="5.659cm" svg:y1="7.407cm" svg:x2="5.618cm" svg:y2="7.407cm">
          <text:p/>
        </draw:line>
        <draw:polygon draw:style-name="gr5" draw:text-style-name="P4" draw:layer="layout" svg:width="0.04cm" svg:height="0cm" svg:x="5.618cm" svg:y="7.373cm" svg:viewBox="0 0 41 0" draw:points="41,0 0,0">
          <text:p/>
        </draw:polygon>
        <draw:line draw:style-name="gr22" draw:text-style-name="P7" draw:layer="layout" svg:x1="5.659cm" svg:y1="7.373cm" svg:x2="5.618cm" svg:y2="7.373cm">
          <text:p/>
        </draw:line>
        <draw:polygon draw:style-name="gr5" draw:text-style-name="P4" draw:layer="layout" svg:width="0.04cm" svg:height="0cm" svg:x="5.618cm" svg:y="7.343cm" svg:viewBox="0 0 41 0" draw:points="41,0 0,0">
          <text:p/>
        </draw:polygon>
        <draw:line draw:style-name="gr22" draw:text-style-name="P7" draw:layer="layout" svg:x1="5.659cm" svg:y1="7.343cm" svg:x2="5.618cm" svg:y2="7.343cm">
          <text:p/>
        </draw:line>
        <draw:polygon draw:style-name="gr5" draw:text-style-name="P4" draw:layer="layout" svg:width="0.04cm" svg:height="0cm" svg:x="5.618cm" svg:y="7.317cm" svg:viewBox="0 0 41 0" draw:points="41,0 0,0">
          <text:p/>
        </draw:polygon>
        <draw:line draw:style-name="gr22" draw:text-style-name="P7" draw:layer="layout" svg:x1="5.659cm" svg:y1="7.317cm" svg:x2="5.618cm" svg:y2="7.317cm">
          <text:p/>
        </draw:line>
        <draw:polygon draw:style-name="gr5" draw:text-style-name="P4" draw:layer="layout" svg:width="0.04cm" svg:height="0cm" svg:x="5.618cm" svg:y="7.14cm" svg:viewBox="0 0 41 0" draw:points="41,0 0,0">
          <text:p/>
        </draw:polygon>
        <draw:line draw:style-name="gr22" draw:text-style-name="P7" draw:layer="layout" svg:x1="5.659cm" svg:y1="7.14cm" svg:x2="5.618cm" svg:y2="7.14cm">
          <text:p/>
        </draw:line>
        <draw:polygon draw:style-name="gr5" draw:text-style-name="P4" draw:layer="layout" svg:width="0.04cm" svg:height="0cm" svg:x="5.618cm" svg:y="7.05cm" svg:viewBox="0 0 41 0" draw:points="41,0 0,0">
          <text:p/>
        </draw:polygon>
        <draw:line draw:style-name="gr22" draw:text-style-name="P7" draw:layer="layout" svg:x1="5.659cm" svg:y1="7.05cm" svg:x2="5.618cm" svg:y2="7.05cm">
          <text:p/>
        </draw:line>
        <draw:polygon draw:style-name="gr5" draw:text-style-name="P4" draw:layer="layout" svg:width="0.04cm" svg:height="0cm" svg:x="5.618cm" svg:y="6.986cm" svg:viewBox="0 0 41 0" draw:points="41,0 0,0">
          <text:p/>
        </draw:polygon>
        <draw:line draw:style-name="gr22" draw:text-style-name="P7" draw:layer="layout" svg:x1="5.659cm" svg:y1="6.986cm" svg:x2="5.618cm" svg:y2="6.986cm">
          <text:p/>
        </draw:line>
        <draw:polygon draw:style-name="gr5" draw:text-style-name="P4" draw:layer="layout" svg:width="0.04cm" svg:height="0cm" svg:x="5.618cm" svg:y="6.936cm" svg:viewBox="0 0 41 0" draw:points="41,0 0,0">
          <text:p/>
        </draw:polygon>
        <draw:line draw:style-name="gr22" draw:text-style-name="P7" draw:layer="layout" svg:x1="5.659cm" svg:y1="6.936cm" svg:x2="5.618cm" svg:y2="6.936cm">
          <text:p/>
        </draw:line>
        <draw:polygon draw:style-name="gr5" draw:text-style-name="P4" draw:layer="layout" svg:width="0.04cm" svg:height="0cm" svg:x="5.618cm" svg:y="6.896cm" svg:viewBox="0 0 41 0" draw:points="41,0 0,0">
          <text:p/>
        </draw:polygon>
        <draw:line draw:style-name="gr22" draw:text-style-name="P7" draw:layer="layout" svg:x1="5.659cm" svg:y1="6.896cm" svg:x2="5.618cm" svg:y2="6.896cm">
          <text:p/>
        </draw:line>
        <draw:polygon draw:style-name="gr5" draw:text-style-name="P4" draw:layer="layout" svg:width="0.04cm" svg:height="0cm" svg:x="5.618cm" svg:y="6.861cm" svg:viewBox="0 0 41 0" draw:points="41,0 0,0">
          <text:p/>
        </draw:polygon>
        <draw:line draw:style-name="gr22" draw:text-style-name="P7" draw:layer="layout" svg:x1="5.659cm" svg:y1="6.861cm" svg:x2="5.618cm" svg:y2="6.861cm">
          <text:p/>
        </draw:line>
        <draw:polygon draw:style-name="gr5" draw:text-style-name="P4" draw:layer="layout" svg:width="0.04cm" svg:height="0cm" svg:x="5.618cm" svg:y="6.832cm" svg:viewBox="0 0 41 0" draw:points="41,0 0,0">
          <text:p/>
        </draw:polygon>
        <draw:line draw:style-name="gr22" draw:text-style-name="P7" draw:layer="layout" svg:x1="5.659cm" svg:y1="6.832cm" svg:x2="5.618cm" svg:y2="6.832cm">
          <text:p/>
        </draw:line>
        <draw:polygon draw:style-name="gr5" draw:text-style-name="P4" draw:layer="layout" svg:width="0.04cm" svg:height="0cm" svg:x="5.618cm" svg:y="6.806cm" svg:viewBox="0 0 41 0" draw:points="41,0 0,0">
          <text:p/>
        </draw:polygon>
        <draw:line draw:style-name="gr22" draw:text-style-name="P7" draw:layer="layout" svg:x1="5.659cm" svg:y1="6.806cm" svg:x2="5.618cm" svg:y2="6.806cm">
          <text:p/>
        </draw:line>
        <draw:polygon draw:style-name="gr5" draw:text-style-name="P4" draw:layer="layout" svg:width="0.04cm" svg:height="0cm" svg:x="5.618cm" svg:y="6.628cm" svg:viewBox="0 0 41 0" draw:points="41,0 0,0">
          <text:p/>
        </draw:polygon>
        <draw:line draw:style-name="gr22" draw:text-style-name="P7" draw:layer="layout" svg:x1="5.659cm" svg:y1="6.628cm" svg:x2="5.618cm" svg:y2="6.628cm">
          <text:p/>
        </draw:line>
        <draw:polygon draw:style-name="gr5" draw:text-style-name="P4" draw:layer="layout" svg:width="0.04cm" svg:height="0cm" svg:x="5.618cm" svg:y="6.538cm" svg:viewBox="0 0 41 0" draw:points="41,0 0,0">
          <text:p/>
        </draw:polygon>
        <draw:line draw:style-name="gr22" draw:text-style-name="P7" draw:layer="layout" svg:x1="5.659cm" svg:y1="6.538cm" svg:x2="5.618cm" svg:y2="6.538cm">
          <text:p/>
        </draw:line>
        <draw:polygon draw:style-name="gr5" draw:text-style-name="P4" draw:layer="layout" svg:width="0.04cm" svg:height="0cm" svg:x="5.618cm" svg:y="6.474cm" svg:viewBox="0 0 41 0" draw:points="41,0 0,0">
          <text:p/>
        </draw:polygon>
        <draw:line draw:style-name="gr22" draw:text-style-name="P7" draw:layer="layout" svg:x1="5.659cm" svg:y1="6.474cm" svg:x2="5.618cm" svg:y2="6.474cm">
          <text:p/>
        </draw:line>
        <draw:polygon draw:style-name="gr5" draw:text-style-name="P4" draw:layer="layout" svg:width="0.04cm" svg:height="0cm" svg:x="5.618cm" svg:y="6.425cm" svg:viewBox="0 0 41 0" draw:points="41,0 0,0">
          <text:p/>
        </draw:polygon>
        <draw:line draw:style-name="gr22" draw:text-style-name="P7" draw:layer="layout" svg:x1="5.659cm" svg:y1="6.425cm" svg:x2="5.618cm" svg:y2="6.425cm">
          <text:p/>
        </draw:line>
        <draw:polygon draw:style-name="gr5" draw:text-style-name="P4" draw:layer="layout" svg:width="0.04cm" svg:height="0cm" svg:x="5.618cm" svg:y="6.384cm" svg:viewBox="0 0 41 0" draw:points="41,0 0,0">
          <text:p/>
        </draw:polygon>
        <draw:line draw:style-name="gr22" draw:text-style-name="P7" draw:layer="layout" svg:x1="5.659cm" svg:y1="6.384cm" svg:x2="5.618cm" svg:y2="6.384cm">
          <text:p/>
        </draw:line>
        <draw:polygon draw:style-name="gr5" draw:text-style-name="P4" draw:layer="layout" svg:width="0.04cm" svg:height="0cm" svg:x="5.618cm" svg:y="6.35cm" svg:viewBox="0 0 41 0" draw:points="41,0 0,0">
          <text:p/>
        </draw:polygon>
        <draw:line draw:style-name="gr22" draw:text-style-name="P7" draw:layer="layout" svg:x1="5.659cm" svg:y1="6.35cm" svg:x2="5.618cm" svg:y2="6.35cm">
          <text:p/>
        </draw:line>
        <draw:polygon draw:style-name="gr5" draw:text-style-name="P4" draw:layer="layout" svg:width="0.04cm" svg:height="0cm" svg:x="5.618cm" svg:y="6.32cm" svg:viewBox="0 0 41 0" draw:points="41,0 0,0">
          <text:p/>
        </draw:polygon>
        <draw:line draw:style-name="gr22" draw:text-style-name="P7" draw:layer="layout" svg:x1="5.659cm" svg:y1="6.32cm" svg:x2="5.618cm" svg:y2="6.32cm">
          <text:p/>
        </draw:line>
        <draw:polygon draw:style-name="gr5" draw:text-style-name="P4" draw:layer="layout" svg:width="0.04cm" svg:height="0cm" svg:x="5.618cm" svg:y="6.294cm" svg:viewBox="0 0 41 0" draw:points="41,0 0,0">
          <text:p/>
        </draw:polygon>
        <draw:line draw:style-name="gr22" draw:text-style-name="P7" draw:layer="layout" svg:x1="5.659cm" svg:y1="6.294cm" svg:x2="5.618cm" svg:y2="6.294cm">
          <text:p/>
        </draw:line>
        <draw:polygon draw:style-name="gr5" draw:text-style-name="P4" draw:layer="layout" svg:width="0.04cm" svg:height="0cm" svg:x="5.618cm" svg:y="6.117cm" svg:viewBox="0 0 41 0" draw:points="41,0 0,0">
          <text:p/>
        </draw:polygon>
        <draw:line draw:style-name="gr22" draw:text-style-name="P7" draw:layer="layout" svg:x1="5.659cm" svg:y1="6.117cm" svg:x2="5.618cm" svg:y2="6.117cm">
          <text:p/>
        </draw:line>
        <draw:polygon draw:style-name="gr5" draw:text-style-name="P4" draw:layer="layout" svg:width="0.04cm" svg:height="0cm" svg:x="5.618cm" svg:y="6.027cm" svg:viewBox="0 0 41 0" draw:points="41,0 0,0">
          <text:p/>
        </draw:polygon>
        <draw:line draw:style-name="gr22" draw:text-style-name="P7" draw:layer="layout" svg:x1="5.659cm" svg:y1="6.027cm" svg:x2="5.618cm" svg:y2="6.027cm">
          <text:p/>
        </draw:line>
        <draw:polygon draw:style-name="gr5" draw:text-style-name="P4" draw:layer="layout" svg:width="0.04cm" svg:height="0cm" svg:x="5.618cm" svg:y="5.963cm" svg:viewBox="0 0 41 0" draw:points="41,0 0,0">
          <text:p/>
        </draw:polygon>
        <draw:line draw:style-name="gr22" draw:text-style-name="P7" draw:layer="layout" svg:x1="5.659cm" svg:y1="5.963cm" svg:x2="5.618cm" svg:y2="5.963cm">
          <text:p/>
        </draw:line>
        <draw:polygon draw:style-name="gr5" draw:text-style-name="P4" draw:layer="layout" svg:width="0.04cm" svg:height="0cm" svg:x="5.618cm" svg:y="5.913cm" svg:viewBox="0 0 41 0" draw:points="41,0 0,0">
          <text:p/>
        </draw:polygon>
        <draw:line draw:style-name="gr22" draw:text-style-name="P7" draw:layer="layout" svg:x1="5.659cm" svg:y1="5.913cm" svg:x2="5.618cm" svg:y2="5.913cm">
          <text:p/>
        </draw:line>
        <draw:polygon draw:style-name="gr5" draw:text-style-name="P4" draw:layer="layout" svg:width="0.04cm" svg:height="0cm" svg:x="5.618cm" svg:y="5.873cm" svg:viewBox="0 0 41 0" draw:points="41,0 0,0">
          <text:p/>
        </draw:polygon>
        <draw:line draw:style-name="gr22" draw:text-style-name="P7" draw:layer="layout" svg:x1="5.659cm" svg:y1="5.873cm" svg:x2="5.618cm" svg:y2="5.873cm">
          <text:p/>
        </draw:line>
        <draw:polygon draw:style-name="gr5" draw:text-style-name="P4" draw:layer="layout" svg:width="0.04cm" svg:height="0cm" svg:x="5.618cm" svg:y="5.838cm" svg:viewBox="0 0 41 0" draw:points="41,0 0,0">
          <text:p/>
        </draw:polygon>
        <draw:line draw:style-name="gr22" draw:text-style-name="P7" draw:layer="layout" svg:x1="5.659cm" svg:y1="5.838cm" svg:x2="5.618cm" svg:y2="5.838cm">
          <text:p/>
        </draw:line>
        <draw:polygon draw:style-name="gr5" draw:text-style-name="P4" draw:layer="layout" svg:width="0.04cm" svg:height="0cm" svg:x="5.618cm" svg:y="5.809cm" svg:viewBox="0 0 41 0" draw:points="41,0 0,0">
          <text:p/>
        </draw:polygon>
        <draw:line draw:style-name="gr22" draw:text-style-name="P7" draw:layer="layout" svg:x1="5.659cm" svg:y1="5.809cm" svg:x2="5.618cm" svg:y2="5.809cm">
          <text:p/>
        </draw:line>
        <draw:polygon draw:style-name="gr5" draw:text-style-name="P4" draw:layer="layout" svg:width="0.04cm" svg:height="0cm" svg:x="5.618cm" svg:y="5.783cm" svg:viewBox="0 0 41 0" draw:points="41,0 0,0">
          <text:p/>
        </draw:polygon>
        <draw:line draw:style-name="gr22" draw:text-style-name="P7" draw:layer="layout" svg:x1="5.659cm" svg:y1="5.783cm" svg:x2="5.618cm" svg:y2="5.783cm">
          <text:p/>
        </draw:line>
        <draw:polygon draw:style-name="gr5" draw:text-style-name="P4" draw:layer="layout" svg:width="0.04cm" svg:height="0cm" svg:x="5.618cm" svg:y="5.605cm" svg:viewBox="0 0 41 0" draw:points="41,0 0,0">
          <text:p/>
        </draw:polygon>
        <draw:line draw:style-name="gr22" draw:text-style-name="P7" draw:layer="layout" svg:x1="5.659cm" svg:y1="5.605cm" svg:x2="5.618cm" svg:y2="5.605cm">
          <text:p/>
        </draw:line>
        <draw:polygon draw:style-name="gr5" draw:text-style-name="P4" draw:layer="layout" svg:width="0.04cm" svg:height="0cm" svg:x="5.618cm" svg:y="5.515cm" svg:viewBox="0 0 41 0" draw:points="41,0 0,0">
          <text:p/>
        </draw:polygon>
        <draw:line draw:style-name="gr22" draw:text-style-name="P7" draw:layer="layout" svg:x1="5.659cm" svg:y1="5.515cm" svg:x2="5.618cm" svg:y2="5.515cm">
          <text:p/>
        </draw:line>
        <draw:polygon draw:style-name="gr5" draw:text-style-name="P4" draw:layer="layout" svg:width="0.04cm" svg:height="0cm" svg:x="5.618cm" svg:y="5.451cm" svg:viewBox="0 0 41 0" draw:points="41,0 0,0">
          <text:p/>
        </draw:polygon>
        <draw:line draw:style-name="gr22" draw:text-style-name="P7" draw:layer="layout" svg:x1="5.659cm" svg:y1="5.451cm" svg:x2="5.618cm" svg:y2="5.451cm">
          <text:p/>
        </draw:line>
        <draw:polygon draw:style-name="gr5" draw:text-style-name="P4" draw:layer="layout" svg:width="0.04cm" svg:height="0cm" svg:x="5.618cm" svg:y="5.402cm" svg:viewBox="0 0 41 0" draw:points="41,0 0,0">
          <text:p/>
        </draw:polygon>
        <draw:line draw:style-name="gr22" draw:text-style-name="P7" draw:layer="layout" svg:x1="5.659cm" svg:y1="5.402cm" svg:x2="5.618cm" svg:y2="5.402cm">
          <text:p/>
        </draw:line>
        <draw:polygon draw:style-name="gr5" draw:text-style-name="P4" draw:layer="layout" svg:width="0.04cm" svg:height="0cm" svg:x="5.618cm" svg:y="5.361cm" svg:viewBox="0 0 41 0" draw:points="41,0 0,0">
          <text:p/>
        </draw:polygon>
        <draw:line draw:style-name="gr22" draw:text-style-name="P7" draw:layer="layout" svg:x1="5.659cm" svg:y1="5.361cm" svg:x2="5.618cm" svg:y2="5.361cm">
          <text:p/>
        </draw:line>
        <draw:polygon draw:style-name="gr5" draw:text-style-name="P4" draw:layer="layout" svg:width="0.04cm" svg:height="0cm" svg:x="5.618cm" svg:y="5.327cm" svg:viewBox="0 0 41 0" draw:points="41,0 0,0">
          <text:p/>
        </draw:polygon>
        <draw:line draw:style-name="gr22" draw:text-style-name="P7" draw:layer="layout" svg:x1="5.659cm" svg:y1="5.327cm" svg:x2="5.618cm" svg:y2="5.327cm">
          <text:p/>
        </draw:line>
        <draw:polygon draw:style-name="gr5" draw:text-style-name="P4" draw:layer="layout" svg:width="0.04cm" svg:height="0cm" svg:x="5.618cm" svg:y="5.297cm" svg:viewBox="0 0 41 0" draw:points="41,0 0,0">
          <text:p/>
        </draw:polygon>
        <draw:line draw:style-name="gr22" draw:text-style-name="P7" draw:layer="layout" svg:x1="5.659cm" svg:y1="5.297cm" svg:x2="5.618cm" svg:y2="5.297cm">
          <text:p/>
        </draw:line>
        <draw:polygon draw:style-name="gr5" draw:text-style-name="P4" draw:layer="layout" svg:width="0.04cm" svg:height="0cm" svg:x="5.618cm" svg:y="5.271cm" svg:viewBox="0 0 41 0" draw:points="41,0 0,0">
          <text:p/>
        </draw:polygon>
        <draw:line draw:style-name="gr22" draw:text-style-name="P7" draw:layer="layout" svg:x1="5.659cm" svg:y1="5.271cm" svg:x2="5.618cm" svg:y2="5.271cm">
          <text:p/>
        </draw:line>
        <draw:polygon draw:style-name="gr5" draw:text-style-name="P4" draw:layer="layout" svg:width="0.04cm" svg:height="0cm" svg:x="5.618cm" svg:y="5.094cm" svg:viewBox="0 0 41 0" draw:points="41,0 0,0">
          <text:p/>
        </draw:polygon>
        <draw:line draw:style-name="gr22" draw:text-style-name="P7" draw:layer="layout" svg:x1="5.659cm" svg:y1="5.094cm" svg:x2="5.618cm" svg:y2="5.094cm">
          <text:p/>
        </draw:line>
        <draw:polygon draw:style-name="gr5" draw:text-style-name="P4" draw:layer="layout" svg:width="0.04cm" svg:height="0cm" svg:x="5.618cm" svg:y="5.003cm" svg:viewBox="0 0 41 0" draw:points="41,0 0,0">
          <text:p/>
        </draw:polygon>
        <draw:line draw:style-name="gr22" draw:text-style-name="P7" draw:layer="layout" svg:x1="5.659cm" svg:y1="5.003cm" svg:x2="5.618cm" svg:y2="5.003cm">
          <text:p/>
        </draw:line>
        <draw:polygon draw:style-name="gr5" draw:text-style-name="P4" draw:layer="layout" svg:width="0.04cm" svg:height="0cm" svg:x="5.618cm" svg:y="4.94cm" svg:viewBox="0 0 41 0" draw:points="41,0 0,0">
          <text:p/>
        </draw:polygon>
        <draw:line draw:style-name="gr22" draw:text-style-name="P7" draw:layer="layout" svg:x1="5.659cm" svg:y1="4.94cm" svg:x2="5.618cm" svg:y2="4.94cm">
          <text:p/>
        </draw:line>
        <draw:polygon draw:style-name="gr5" draw:text-style-name="P4" draw:layer="layout" svg:width="0.04cm" svg:height="0cm" svg:x="5.618cm" svg:y="4.89cm" svg:viewBox="0 0 41 0" draw:points="41,0 0,0">
          <text:p/>
        </draw:polygon>
        <draw:line draw:style-name="gr22" draw:text-style-name="P7" draw:layer="layout" svg:x1="5.659cm" svg:y1="4.89cm" svg:x2="5.618cm" svg:y2="4.89cm">
          <text:p/>
        </draw:line>
        <draw:polygon draw:style-name="gr5" draw:text-style-name="P4" draw:layer="layout" svg:width="0.04cm" svg:height="0cm" svg:x="5.618cm" svg:y="4.85cm" svg:viewBox="0 0 41 0" draw:points="41,0 0,0">
          <text:p/>
        </draw:polygon>
        <draw:line draw:style-name="gr22" draw:text-style-name="P7" draw:layer="layout" svg:x1="5.659cm" svg:y1="4.85cm" svg:x2="5.618cm" svg:y2="4.85cm">
          <text:p/>
        </draw:line>
        <draw:polyline draw:style-name="gr23" draw:text-style-name="P7" draw:layer="layout" svg:width="6.654cm" svg:height="3.418cm" svg:x="5.992cm" svg:y="4.997cm" svg:viewBox="0 0 6655 3419" draw:points="0,820 350,419 701,355 1051,375 1401,230 1751,48 2102,69 2452,0 2803,221 3153,570 3503,966 3853,1417 4204,1919 4553,2275 4904,2790 5955,3337 6304,3359 6655,3419">
          <text:p/>
        </draw:polyline>
        <draw:polyline draw:style-name="gr24" draw:text-style-name="P7" draw:layer="layout" svg:width="6.654cm" svg:height="2.991cm" svg:x="5.992cm" svg:y="5.313cm" svg:viewBox="0 0 6655 2992" draw:points="0,339 350,284 701,283 1051,208 1401,137 1751,34 2102,0 2452,34 2803,249 3153,516 3503,879 3853,1157 4204,1563 4553,1876 4904,2114 5254,2513 5604,2756 5955,2904 6304,2970 6655,2992">
          <text:p/>
        </draw:polyline>
        <draw:polyline draw:style-name="gr25" draw:text-style-name="P7" draw:layer="layout" svg:width="6.303cm" svg:height="2.689cm" svg:x="5.992cm" svg:y="5.572cm" svg:viewBox="0 0 6304 2690" draw:points="0,158 350,236 701,181 1051,97 1401,19 1751,30 2102,0 2452,34 2802,203 3152,440 3502,672 4553,1608 4903,1876 5253,2150 5604,2351 5954,2541 6304,2690">
          <text:p/>
        </draw:polyline>
        <draw:polyline draw:style-name="gr26" draw:text-style-name="P7" draw:layer="layout" svg:width="6.654cm" svg:height="2.318cm" svg:x="5.992cm" svg:y="5.796cm" svg:viewBox="0 0 6655 2319" draw:points="0,286 350,228 701,224 1051,161 1401,117 1751,0 2102,71 2452,106 2803,268 3153,435 3503,610 3853,865 4204,1078 4553,1263 4904,1480 5254,1677 5604,1936 6304,2160 6655,2319">
          <text:p/>
        </draw:polyline>
        <draw:line draw:style-name="gr27" draw:text-style-name="P7" draw:layer="layout" svg:x1="5.659cm" svg:y1="8.586cm" svg:x2="5.659cm" svg:y2="4.826cm">
          <text:p/>
        </draw:line>
        <draw:line draw:style-name="gr27" draw:text-style-name="P7" draw:layer="layout" svg:x1="12.98cm" svg:y1="8.586cm" svg:x2="12.98cm" svg:y2="4.826cm">
          <text:p/>
        </draw:line>
        <draw:line draw:style-name="gr27" draw:text-style-name="P7" draw:layer="layout" svg:x1="5.659cm" svg:y1="8.586cm" svg:x2="12.98cm" svg:y2="8.586cm">
          <text:p/>
        </draw:line>
        <draw:line draw:style-name="gr27" draw:text-style-name="P7" draw:layer="layout" svg:x1="5.659cm" svg:y1="4.826cm" svg:x2="12.98cm" svg:y2="4.826cm">
          <text:p/>
        </draw:line>
        <draw:polygon draw:style-name="gr7" draw:text-style-name="P5" draw:layer="layout" svg:width="7.293cm" svg:height="2.632cm" svg:x="5.66cm" svg:y="8.636cm" svg:viewBox="0 0 7294 2633" draw:points="0,2633 7294,2633 7294,0 0,0">
          <text:p/>
        </draw:polygon>
        <draw:polygon draw:style-name="gr5" draw:text-style-name="P4" draw:layer="layout" svg:width="0cm" svg:height="0.034cm" svg:x="6.514cm" svg:y="11.268cm" svg:viewBox="0 0 0 35" draw:points="0,0 0,35">
          <text:p/>
        </draw:polygon>
        <draw:line draw:style-name="gr21" draw:text-style-name="P7" draw:layer="layout" svg:x1="6.514cm" svg:y1="11.268cm" svg:x2="6.514cm" svg:y2="11.303cm">
          <text:p/>
        </draw:line>
        <draw:polygon draw:style-name="gr5" draw:text-style-name="P4" draw:layer="layout" svg:width="0cm" svg:height="0.034cm" svg:x="7.387cm" svg:y="11.268cm" svg:viewBox="0 0 0 35" draw:points="0,0 0,35">
          <text:p/>
        </draw:polygon>
        <draw:line draw:style-name="gr21" draw:text-style-name="P7" draw:layer="layout" svg:x1="7.387cm" svg:y1="11.268cm" svg:x2="7.387cm" svg:y2="11.303cm">
          <text:p/>
        </draw:line>
        <draw:polygon draw:style-name="gr5" draw:text-style-name="P4" draw:layer="layout" svg:width="0cm" svg:height="0.034cm" svg:x="8.259cm" svg:y="11.268cm" svg:viewBox="0 0 0 35" draw:points="0,0 0,35">
          <text:p/>
        </draw:polygon>
        <draw:line draw:style-name="gr21" draw:text-style-name="P7" draw:layer="layout" svg:x1="8.259cm" svg:y1="11.268cm" svg:x2="8.259cm" svg:y2="11.303cm">
          <text:p/>
        </draw:line>
        <draw:polygon draw:style-name="gr5" draw:text-style-name="P4" draw:layer="layout" svg:width="0cm" svg:height="0.034cm" svg:x="9.132cm" svg:y="11.268cm" svg:viewBox="0 0 0 35" draw:points="0,0 0,35">
          <text:p/>
        </draw:polygon>
        <draw:line draw:style-name="gr21" draw:text-style-name="P7" draw:layer="layout" svg:x1="9.132cm" svg:y1="11.268cm" svg:x2="9.132cm" svg:y2="11.303cm">
          <text:p/>
        </draw:line>
        <draw:polygon draw:style-name="gr5" draw:text-style-name="P4" draw:layer="layout" svg:width="0cm" svg:height="0.034cm" svg:x="10.004cm" svg:y="11.268cm" svg:viewBox="0 0 0 35" draw:points="0,0 0,35">
          <text:p/>
        </draw:polygon>
        <draw:line draw:style-name="gr21" draw:text-style-name="P7" draw:layer="layout" svg:x1="10.004cm" svg:y1="11.268cm" svg:x2="10.004cm" svg:y2="11.303cm">
          <text:p/>
        </draw:line>
        <draw:polygon draw:style-name="gr5" draw:text-style-name="P4" draw:layer="layout" svg:width="0cm" svg:height="0.034cm" svg:x="10.877cm" svg:y="11.268cm" svg:viewBox="0 0 0 35" draw:points="0,0 0,35">
          <text:p/>
        </draw:polygon>
        <draw:line draw:style-name="gr21" draw:text-style-name="P7" draw:layer="layout" svg:x1="10.877cm" svg:y1="11.268cm" svg:x2="10.877cm" svg:y2="11.303cm">
          <text:p/>
        </draw:line>
        <draw:polygon draw:style-name="gr5" draw:text-style-name="P4" draw:layer="layout" svg:width="0cm" svg:height="0.034cm" svg:x="11.749cm" svg:y="11.268cm" svg:viewBox="0 0 0 35" draw:points="0,0 0,35">
          <text:p/>
        </draw:polygon>
        <draw:line draw:style-name="gr21" draw:text-style-name="P7" draw:layer="layout" svg:x1="11.749cm" svg:y1="11.268cm" svg:x2="11.749cm" svg:y2="11.303cm">
          <text:p/>
        </draw:line>
        <draw:polygon draw:style-name="gr5" draw:text-style-name="P4" draw:layer="layout" svg:width="0cm" svg:height="0.034cm" svg:x="12.622cm" svg:y="11.268cm" svg:viewBox="0 0 0 35" draw:points="0,0 0,35">
          <text:p/>
        </draw:polygon>
        <draw:line draw:style-name="gr21" draw:text-style-name="P7" draw:layer="layout" svg:x1="12.622cm" svg:y1="11.268cm" svg:x2="12.622cm" svg:y2="11.303cm">
          <text:p/>
        </draw:line>
        <draw:polygon draw:style-name="gr5" draw:text-style-name="P4" draw:layer="layout" svg:width="0.071cm" svg:height="0cm" svg:x="5.588cm" svg:y="11.149cm" svg:viewBox="0 0 72 0" draw:points="72,0 0,0">
          <text:p/>
        </draw:polygon>
        <draw:line draw:style-name="gr21" draw:text-style-name="P7" draw:layer="layout" svg:x1="5.66cm" svg:y1="11.149cm" svg:x2="5.588cm" svg:y2="11.149cm">
          <text:p/>
        </draw:line>
        <draw:polygon draw:style-name="gr5" draw:text-style-name="P4" draw:layer="layout" svg:width="0.071cm" svg:height="0cm" svg:x="5.588cm" svg:y="10.794cm" svg:viewBox="0 0 72 0" draw:points="72,0 0,0">
          <text:p/>
        </draw:polygon>
        <draw:line draw:style-name="gr21" draw:text-style-name="P7" draw:layer="layout" svg:x1="5.66cm" svg:y1="10.794cm" svg:x2="5.588cm" svg:y2="10.794cm">
          <text:p/>
        </draw:line>
        <draw:polygon draw:style-name="gr5" draw:text-style-name="P4" draw:layer="layout" svg:width="0.071cm" svg:height="0cm" svg:x="5.588cm" svg:y="10.439cm" svg:viewBox="0 0 72 0" draw:points="72,0 0,0">
          <text:p/>
        </draw:polygon>
        <draw:line draw:style-name="gr21" draw:text-style-name="P7" draw:layer="layout" svg:x1="5.66cm" svg:y1="10.439cm" svg:x2="5.588cm" svg:y2="10.439cm">
          <text:p/>
        </draw:line>
        <draw:polygon draw:style-name="gr5" draw:text-style-name="P4" draw:layer="layout" svg:width="0.071cm" svg:height="0cm" svg:x="5.588cm" svg:y="10.085cm" svg:viewBox="0 0 72 0" draw:points="72,0 0,0">
          <text:p/>
        </draw:polygon>
        <draw:line draw:style-name="gr21" draw:text-style-name="P7" draw:layer="layout" svg:x1="5.66cm" svg:y1="10.085cm" svg:x2="5.588cm" svg:y2="10.085cm">
          <text:p/>
        </draw:line>
        <draw:polygon draw:style-name="gr5" draw:text-style-name="P4" draw:layer="layout" svg:width="0.071cm" svg:height="0cm" svg:x="5.588cm" svg:y="9.73cm" svg:viewBox="0 0 72 0" draw:points="72,0 0,0">
          <text:p/>
        </draw:polygon>
        <draw:line draw:style-name="gr21" draw:text-style-name="P7" draw:layer="layout" svg:x1="5.66cm" svg:y1="9.73cm" svg:x2="5.588cm" svg:y2="9.73cm">
          <text:p/>
        </draw:line>
        <draw:polygon draw:style-name="gr5" draw:text-style-name="P4" draw:layer="layout" svg:width="0.071cm" svg:height="0cm" svg:x="5.588cm" svg:y="9.375cm" svg:viewBox="0 0 72 0" draw:points="72,0 0,0">
          <text:p/>
        </draw:polygon>
        <draw:line draw:style-name="gr21" draw:text-style-name="P7" draw:layer="layout" svg:x1="5.66cm" svg:y1="9.375cm" svg:x2="5.588cm" svg:y2="9.375cm">
          <text:p/>
        </draw:line>
        <draw:polygon draw:style-name="gr5" draw:text-style-name="P4" draw:layer="layout" svg:width="0.071cm" svg:height="0cm" svg:x="5.588cm" svg:y="9.021cm" svg:viewBox="0 0 72 0" draw:points="72,0 0,0">
          <text:p/>
        </draw:polygon>
        <draw:line draw:style-name="gr21" draw:text-style-name="P7" draw:layer="layout" svg:x1="5.66cm" svg:y1="9.021cm" svg:x2="5.588cm" svg:y2="9.021cm">
          <text:p/>
        </draw:line>
        <draw:polygon draw:style-name="gr5" draw:text-style-name="P4" draw:layer="layout" svg:width="0.071cm" svg:height="0cm" svg:x="5.588cm" svg:y="8.666cm" svg:viewBox="0 0 72 0" draw:points="72,0 0,0">
          <text:p/>
        </draw:polygon>
        <draw:line draw:style-name="gr21" draw:text-style-name="P7" draw:layer="layout" svg:x1="5.66cm" svg:y1="8.666cm" svg:x2="5.588cm" svg:y2="8.666cm">
          <text:p/>
        </draw:line>
        <draw:polyline draw:style-name="gr30" draw:text-style-name="P7" draw:layer="layout" svg:width="6.63cm" svg:height="0.164cm" svg:x="5.991cm" svg:y="8.755cm" svg:viewBox="0 0 6631 165" draw:points="0,165 175,158 349,154 523,149 698,144 872,138 1047,134 1222,128 1396,125 1571,118 1745,115 1920,110 2095,104 2269,101 2444,95 2618,93 2793,87 2967,83 3141,79 3316,74 3490,70 3665,66 3840,61 4014,59 4189,53 4363,49 4537,46 4712,41 4886,37 5061,34 5235,30 5410,26 5585,21 5759,19 5934,14 6108,11 6282,7 6457,3 6631,0">
          <text:p/>
        </draw:polyline>
        <draw:polyline draw:style-name="gr23" draw:text-style-name="P7" draw:layer="layout" svg:width="6.63cm" svg:height="2.377cm" svg:x="5.991cm" svg:y="8.771cm" svg:viewBox="0 0 6631 2378" draw:points="0,2378 349,2378 698,2377 1047,2375 1396,2364 1745,2318 2095,2160 2444,1728 2793,984 3141,417 3490,180 3840,100 4189,67 4537,52 4886,42 5934,16 6282,8 6631,0">
          <text:p/>
        </draw:polyline>
        <draw:polyline draw:style-name="gr24" draw:text-style-name="P7" draw:layer="layout" svg:width="6.63cm" svg:height="2.372cm" svg:x="5.991cm" svg:y="8.775cm" svg:viewBox="0 0 6631 2373" draw:points="0,2373 349,2373 698,2371 1047,2363 1396,2339 1745,2260 2095,2051 2444,1603 2793,979 3141,485 3490,231 3840,127 4189,81 4537,59 4886,45 5235,34 5585,25 5934,17 6282,8 6631,0">
          <text:p/>
        </draw:polyline>
        <draw:polyline draw:style-name="gr25" draw:text-style-name="P7" draw:layer="layout" svg:width="6.281cm" svg:height="2.361cm" svg:x="5.991cm" svg:y="8.786cm" svg:viewBox="0 0 6282 2362" draw:points="0,2362 349,2360 698,2353 1047,2336 1396,2295 1746,2185 2095,1930 2444,1497 2793,953 3141,527 3490,275 4537,59 4886,42 5235,29 5585,18 5934,9 6282,0">
          <text:p/>
        </draw:polyline>
        <draw:polyline draw:style-name="gr26" draw:text-style-name="P7" draw:layer="layout" svg:width="6.63cm" svg:height="2.353cm" svg:x="5.991cm" svg:y="8.787cm" svg:viewBox="0 0 6631 2354" draw:points="0,2354 349,2346 698,2327 1047,2287 1396,2201 1745,2042 2095,1767 2444,1377 2793,968 3141,616 3490,378 3840,232 4189,147 4537,98 4886,68 5235,47 5585,32 6282,10 6631,0">
          <text:p/>
        </draw:polyline>
        <draw:line draw:style-name="gr27" draw:text-style-name="P7" draw:layer="layout" svg:x1="5.66cm" svg:y1="11.268cm" svg:x2="5.66cm" svg:y2="8.636cm">
          <text:p/>
        </draw:line>
        <draw:line draw:style-name="gr27" draw:text-style-name="P7" draw:layer="layout" svg:x1="12.953cm" svg:y1="11.268cm" svg:x2="12.953cm" svg:y2="8.636cm">
          <text:p/>
        </draw:line>
        <draw:line draw:style-name="gr27" draw:text-style-name="P7" draw:layer="layout" svg:x1="5.66cm" svg:y1="11.268cm" svg:x2="12.954cm" svg:y2="11.268cm">
          <text:p/>
        </draw:line>
        <draw:line draw:style-name="gr27" draw:text-style-name="P7" draw:layer="layout" svg:x1="5.66cm" svg:y1="8.636cm" svg:x2="12.954cm" svg:y2="8.636cm">
          <text:p/>
        </draw:line>
        <draw:polygon draw:style-name="gr5" draw:text-style-name="P4" draw:layer="layout" svg:width="0cm" svg:height="0.032cm" svg:x="8.008cm" svg:y="11.159cm" svg:viewBox="0 0 0 33" draw:points="0,0 0,33">
          <text:p/>
        </draw:polygon>
        <draw:line draw:style-name="gr21" draw:text-style-name="P7" draw:layer="layout" svg:x1="8.008cm" svg:y1="11.159cm" svg:x2="8.008cm" svg:y2="11.192cm">
          <text:p/>
        </draw:line>
        <draw:polygon draw:style-name="gr5" draw:text-style-name="P4" draw:layer="layout" svg:width="0cm" svg:height="0.032cm" svg:x="8.892cm" svg:y="11.159cm" svg:viewBox="0 0 0 33" draw:points="0,0 0,33">
          <text:p/>
        </draw:polygon>
        <draw:line draw:style-name="gr21" draw:text-style-name="P7" draw:layer="layout" svg:x1="8.892cm" svg:y1="11.159cm" svg:x2="8.892cm" svg:y2="11.192cm">
          <text:p/>
        </draw:line>
        <draw:polygon draw:style-name="gr5" draw:text-style-name="P4" draw:layer="layout" svg:width="0cm" svg:height="0.032cm" svg:x="9.775cm" svg:y="11.159cm" svg:viewBox="0 0 0 33" draw:points="0,0 0,33">
          <text:p/>
        </draw:polygon>
        <draw:line draw:style-name="gr21" draw:text-style-name="P7" draw:layer="layout" svg:x1="9.775cm" svg:y1="11.159cm" svg:x2="9.775cm" svg:y2="11.192cm">
          <text:p/>
        </draw:line>
        <draw:polygon draw:style-name="gr5" draw:text-style-name="P4" draw:layer="layout" svg:width="0cm" svg:height="0.032cm" svg:x="10.661cm" svg:y="11.159cm" svg:viewBox="0 0 0 33" draw:points="0,0 0,33">
          <text:p/>
        </draw:polygon>
        <draw:line draw:style-name="gr21" draw:text-style-name="P7" draw:layer="layout" svg:x1="10.661cm" svg:y1="11.159cm" svg:x2="10.661cm" svg:y2="11.192cm">
          <text:p/>
        </draw:line>
        <draw:polygon draw:style-name="gr5" draw:text-style-name="P4" draw:layer="layout" svg:width="0cm" svg:height="0.032cm" svg:x="11.544cm" svg:y="11.159cm" svg:viewBox="0 0 0 33" draw:points="0,0 0,33">
          <text:p/>
        </draw:polygon>
        <draw:line draw:style-name="gr21" draw:text-style-name="P7" draw:layer="layout" svg:x1="11.544cm" svg:y1="11.159cm" svg:x2="11.544cm" svg:y2="11.192cm">
          <text:p/>
        </draw:line>
        <draw:polygon draw:style-name="gr5" draw:text-style-name="P4" draw:layer="layout" svg:width="0cm" svg:height="0.032cm" svg:x="12.428cm" svg:y="11.159cm" svg:viewBox="0 0 0 33" draw:points="0,0 0,33">
          <text:p/>
        </draw:polygon>
        <draw:line draw:style-name="gr21" draw:text-style-name="P7" draw:layer="layout" svg:x1="12.428cm" svg:y1="11.159cm" svg:x2="12.428cm" svg:y2="11.192cm">
          <text:p/>
        </draw:line>
        <draw:path draw:style-name="gr28" draw:text-style-name="P8" draw:layer="layout" svg:width="4.975cm" svg:height="0.67cm" svg:x="7.851cm" svg:y="10.521cm" svg:viewBox="0 0 4976 671" svg:d="M71 671h4834c47 0 71-24 71-71v-530c0-47-24-70-71-70h-4834c-47 0-71 23-71 70v530c0 47 24 71 71 71z">
          <text:p/>
        </draw:path>
        <draw:line draw:style-name="gr30" draw:text-style-name="P7" draw:layer="layout" svg:x1="7.992cm" svg:y1="10.821cm" svg:x2="8.698cm" svg:y2="10.821cm">
          <text:p/>
        </draw:line>
        <draw:frame draw:style-name="gr31" draw:text-style-name="P2" draw:layer="layout" svg:width="3.528cm" svg:height="0.412cm" svg:x="8.981cm" svg:y="10.603cm">
          <draw:text-box>
            <text:p text:style-name="P1"><text:span text:style-name="T3">running firing rate </text:span><text:span text:style-name="T1">v</text:span></text:p>
          </draw:text-box>
        </draw:frame>
        <draw:frame draw:style-name="gr32" draw:text-style-name="P3" draw:layer="layout" svg:width="0.246cm" svg:height="0.289cm" svg:x="12.517cm" svg:y="10.759cm">
          <draw:text-box>
            <text:p text:style-name="P1"><text:span text:style-name="T4">0</text:span></text:p>
          </draw:text-box>
        </draw:frame>
        <draw:frame draw:style-name="gr33" draw:text-style-name="P6" draw:layer="layout" svg:width="11.13cm" svg:height="1.961cm" svg:x="9.19cm" svg:y="2.794cm">
          <draw:object xlink:href="./Object 2" xlink:type="simple" xlink:show="embed" xlink:actuate="onLoad">
            <loext:p/>
          </draw:object>
          <draw:image xlink:href="./ObjectReplacements/Object 2" xlink:type="simple" xlink:show="embed" xlink:actuate="onLoad"/>
        </draw:frame>
        <draw:frame draw:style-name="gr33" draw:text-style-name="P6" draw:layer="layout" svg:width="10.48cm" svg:height="1.846cm" svg:x="9.078cm" svg:y="2.667cm">
          <draw:object xlink:href="./Object 3" xlink:type="simple" xlink:show="embed" xlink:actuate="onLoad">
            <loext:p/>
          </draw:object>
          <draw:image xlink:href="./ObjectReplacements/Object 3" xlink:type="simple" xlink:show="embed" xlink:actuate="onLoad"/>
        </draw:frame>
        <draw:line draw:style-name="gr34" draw:text-style-name="P9" draw:layer="layout" svg:x1="10.16cm" svg:y1="0.755cm" svg:x2="10.16cm" svg:y2="11.30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203%" draw:distance="203%"/>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4-24T21:15:44.528120943</dc:date>
    <meta:editing-duration>PT22M23S</meta:editing-duration>
    <meta:editing-cycles>5</meta:editing-cycles>
    <meta:generator>LibreOffice/6.2.8.2$Linux_X86_64 LibreOffice_project/20$Build-2</meta:generator>
    <meta:document-statistic meta:object-count="401"/>
  </office:meta>
</office:document-meta>
</file>

<file path=Object 1/content.xml><?xml version="1.0" encoding="utf-8"?>
<math xmlns="http://www.w3.org/1998/Math/MathML" display="block">
  <semantics>
    <mi>μ</mi>
    <annotation encoding="StarMath 5.0">%mu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5983b0" fo:font-size="16pt" fo:font-style="italic" officeooo:rsid="001941a0" officeooo:paragraph-rsid="001941a0" style:font-size-asian="16pt" style:font-style-asian="italic" style:font-size-complex="16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it</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5983b0" fo:font-size="26pt" fo:font-style="italic" officeooo:rsid="001941a0" officeooo:paragraph-rsid="001941a0" style:font-size-asian="26pt" style:font-style-asian="italic" style:font-size-complex="26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